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2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0">
      <text:list-level-style-number text:level="1" text:style-name="WW_CharLFO44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1">
      <text:list-level-style-number text:level="1" text:style-name="WW_CharLFO44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2">
      <text:list-level-style-number text:level="1" text:style-name="WW_CharLFO442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titulo_capa2" style:family="paragraph">
      <style:paragraph-properties fo:text-align="justify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paragraph-properties fo:text-align="center" fo:margin-left="-0.3777in">
        <style:tab-stops/>
      </style:paragraph-properties>
    </style:style>
    <style:style style:name="P28" style:parent-style-name="Standard" style:family="paragraph">
      <style:paragraph-properties fo:text-align="center" fo:text-indent="-0.375in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size="12pt" style:font-size-asian="12pt"/>
    </style:style>
    <style:style style:name="P31" style:parent-style-name="Standard" style:family="paragraph">
      <style:paragraph-properties fo:text-align="center" fo:text-indent="-0.375in"/>
    </style:style>
    <style:style style:name="P32" style:parent-style-name="Standard" style:family="paragraph">
      <style:paragraph-properties fo:text-align="center" fo:text-indent="-0.375in"/>
    </style:style>
    <style:style style:name="P33" style:parent-style-name="Standard" style:family="paragraph">
      <style:paragraph-properties fo:text-align="center" fo:text-indent="-0.375in"/>
    </style:style>
    <style:style style:name="P34" style:parent-style-name="Standard" style:family="paragraph">
      <style:paragraph-properties fo:text-align="center" fo:text-indent="-0.375in"/>
    </style:style>
    <style:style style:name="P35" style:parent-style-name="Standard" style:family="paragraph">
      <style:paragraph-properties fo:text-align="center" fo:text-indent="-0.375in"/>
    </style:style>
    <style:style style:name="P36" style:parent-style-name="Standard" style:family="paragraph">
      <style:paragraph-properties fo:text-align="center" fo:text-indent="-0.375in"/>
    </style:style>
    <style:style style:name="P37" style:parent-style-name="Standard" style:family="paragraph">
      <style:paragraph-properties fo:text-align="center" fo:text-indent="-0.375in"/>
    </style:style>
    <style:style style:name="P38" style:parent-style-name="Standard" style:family="paragraph">
      <style:paragraph-properties fo:text-align="center" fo:text-indent="-0.375in"/>
    </style:style>
    <style:style style:name="P39" style:parent-style-name="Standard" style:family="paragraph">
      <style:paragraph-properties fo:text-align="center" fo:text-indent="-0.375in"/>
    </style:style>
    <style:style style:name="P40" style:parent-style-name="Standard" style:family="paragraph">
      <style:paragraph-properties fo:text-align="center" fo:text-indent="-0.375in"/>
    </style:style>
    <style:style style:name="P41" style:parent-style-name="Standard" style:family="paragraph">
      <style:paragraph-properties fo:text-align="center" fo:text-indent="-0.375in"/>
    </style:style>
    <style:style style:name="P42" style:parent-style-name="Standard" style:family="paragraph">
      <style:paragraph-properties fo:text-align="center" fo:text-indent="-0.375in"/>
    </style:style>
    <style:style style:name="P43" style:parent-style-name="Standard" style:family="paragraph">
      <style:paragraph-properties fo:text-align="center" fo:text-indent="-0.375in"/>
    </style:style>
    <style:style style:name="P44" style:parent-style-name="Standard" style:family="paragraph">
      <style:paragraph-properties fo:text-align="center" fo:text-indent="-0.375in"/>
    </style:style>
    <style:style style:name="P45" style:parent-style-name="Standard" style:family="paragraph">
      <style:paragraph-properties fo:text-align="center" fo:text-indent="-0.375in"/>
    </style:style>
    <style:style style:name="P46" style:parent-style-name="Standard" style:family="paragraph">
      <style:paragraph-properties fo:text-align="center" fo:text-indent="-0.375in"/>
    </style:style>
    <style:style style:name="P47" style:parent-style-name="Standard" style:family="paragraph">
      <style:paragraph-properties fo:text-align="center" fo:text-indent="-0.375in"/>
    </style:style>
    <style:style style:name="P48" style:parent-style-name="Standard" style:family="paragraph">
      <style:paragraph-properties fo:text-align="center" fo:text-indent="-0.375in"/>
    </style:style>
    <style:style style:name="P49" style:parent-style-name="Standard" style:family="paragraph">
      <style:paragraph-properties fo:text-align="center" fo:text-indent="-0.375in"/>
    </style:style>
    <style:style style:name="P50" style:parent-style-name="Standard" style:family="paragraph">
      <style:paragraph-properties fo:text-align="center" fo:text-indent="-0.375in"/>
    </style:style>
    <style:style style:name="P51" style:parent-style-name="Standard" style:family="paragraph">
      <style:paragraph-properties fo:text-align="center" fo:text-indent="-0.375in"/>
    </style:style>
    <style:style style:name="P52" style:parent-style-name="Standard" style:family="paragraph">
      <style:paragraph-properties fo:text-align="center" fo:text-indent="-0.375in"/>
    </style:style>
    <style:style style:name="P53" style:parent-style-name="Standard" style:family="paragraph">
      <style:paragraph-properties fo:text-align="center" fo:text-indent="-0.375in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margin-top="0.0833in"/>
    </style:style>
    <style:style style:name="P56" style:parent-style-name="PSC-TituloCentral" style:master-page-name="MP1" style:family="paragraph">
      <style:paragraph-properties fo:break-before="page"/>
    </style:style>
    <style:style style:name="TableColumn67" style:family="table-column">
      <style:table-column-properties style:column-width="0.7326in" style:use-optimal-column-width="false"/>
    </style:style>
    <style:style style:name="TableColumn68" style:family="table-column">
      <style:table-column-properties style:column-width="0.8423in" style:use-optimal-column-width="false"/>
    </style:style>
    <style:style style:name="TableColumn69" style:family="table-column">
      <style:table-column-properties style:column-width="3.4944in" style:use-optimal-column-width="false"/>
    </style:style>
    <style:style style:name="TableColumn70" style:family="table-column">
      <style:table-column-properties style:column-width="1.5104in" style:use-optimal-column-width="false"/>
    </style:style>
    <style:style style:name="Table66" style:family="table">
      <style:table-properties style:width="6.5798in" fo:margin-left="0.068in" table:align="lef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3" style:parent-style-name="PSC_Tabela_Cabecalho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5" style:parent-style-name="PSC_Tabela_Cabecalho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7" style:parent-style-name="PSC_Tabela_Cabecalho" style:family="paragraph">
      <style:paragraph-properties style:snap-to-layout-grid="false"/>
    </style:style>
    <style:style style:name="TableCell78" style:family="table-cell">
      <style:table-cell-properties fo:border="0.0069in solid #000000" fo:background-color="#DFDFDF" fo:padding-top="0in" fo:padding-left="0.075in" fo:padding-bottom="0in" fo:padding-right="0.075in"/>
    </style:style>
    <style:style style:name="P79" style:parent-style-name="PSC_Tabela_Cabecalho" style:family="paragraph">
      <style:paragraph-properties style:snap-to-layout-grid="false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Textbody" style:family="paragraph">
      <style:paragraph-properties fo:margin-bottom="0in"/>
      <style:text-properties style:font-weight-complex="bold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Textbody" style:family="paragraph">
      <style:paragraph-properties fo:margin-bottom="0in">
        <style:tab-stops>
          <style:tab-stop style:type="right" style:leader-style="dotted" style:leader-text="." style:position="6.2979in"/>
        </style:tab-stops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P115" style:parent-style-name="Standard" style:family="paragraph">
      <style:paragraph-properties fo:break-before="page"/>
      <style:text-properties style:font-name="Verdana" fo:font-weight="bold" style:font-weight-asian="bold"/>
    </style:style>
    <style:style style:name="P116" style:parent-style-name="Standard" style:family="paragraph">
      <style:text-properties style:font-name="Verdana" fo:font-weight="bold" style:font-weight-asian="bold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5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6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P147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8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5" style:parent-style-name="Fonteparág.padrão" style:family="text">
      <style:text-properties fo:font-weight="bold" style:font-weight-asian="bold"/>
    </style:style>
    <style:style style:name="P156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7" style:parent-style-name="Fonteparág.padrão" style:family="text">
      <style:text-properties fo:font-weight="bold" style:font-weight-asian="bold"/>
    </style:style>
    <style:style style:name="P158" style:parent-style-name="Standard" style:family="paragraph">
      <style:paragraph-properties fo:margin-bottom="0.1666in"/>
    </style:style>
    <style:style style:name="TableColumn160" style:family="table-column">
      <style:table-column-properties style:column-width="1.7722in" style:use-optimal-column-width="false"/>
    </style:style>
    <style:style style:name="TableColumn161" style:family="table-column">
      <style:table-column-properties style:column-width="4.5347in" style:use-optimal-column-width="false"/>
    </style:style>
    <style:style style:name="Table159" style:family="table">
      <style:table-properties style:width="6.3069in" fo:margin-left="0.06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164" style:parent-style-name="PSC_Tabela_Cabecalho" style:family="paragraph">
      <style:paragraph-properties style:snap-to-layout-grid="false"/>
    </style:style>
    <style:style style:name="TableCell165" style:family="table-cell">
      <style:table-cell-properties fo:border="0.0069in solid #000000" fo:background-color="#E5E5E5" fo:padding-top="0in" fo:padding-left="0.075in" fo:padding-bottom="0in" fo:padding-right="0.075in"/>
    </style:style>
    <style:style style:name="P166" style:parent-style-name="PSC_Tabela_Cabecalho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style:font-size-complex="11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olumn238" style:family="table-column">
      <style:table-column-properties style:column-width="6.4555in" style:use-optimal-column-width="false"/>
    </style:style>
    <style:style style:name="Table237" style:family="table">
      <style:table-properties style:width="6.4555in" fo:margin-left="-0.078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olumn243" style:family="table-column">
      <style:table-column-properties style:column-width="1.7722in" style:use-optimal-column-width="false"/>
    </style:style>
    <style:style style:name="TableColumn244" style:family="table-column">
      <style:table-column-properties style:column-width="4.5347in" style:use-optimal-column-width="false"/>
    </style:style>
    <style:style style:name="Table242" style:family="table">
      <style:table-properties style:width="6.3069in" fo:margin-left="0.068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247" style:parent-style-name="PSC_Tabela_Cabecalho" style:family="paragraph">
      <style:paragraph-properties style:snap-to-layout-grid="false"/>
    </style:style>
    <style:style style:name="TableCell248" style:family="table-cell">
      <style:table-cell-properties fo:border="0.0069in solid #000000" fo:background-color="#E5E5E5" fo:padding-top="0in" fo:padding-left="0.075in" fo:padding-bottom="0in" fo:padding-right="0.075in"/>
    </style:style>
    <style:style style:name="P249" style:parent-style-name="PSC_Tabela_Cabecalho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Textbody" style:family="paragraph">
      <style:text-properties fo:font-weight="bold" style:font-weight-asian="bold" fo:font-size="12pt" style:font-size-asian="12pt"/>
    </style:style>
    <style:style style:name="P270" style:parent-style-name="Textbody" style:list-style-name="LFO424" style:family="paragraph"/>
    <style:style style:name="P271" style:parent-style-name="Textbody" style:list-style-name="LFO424" style:family="paragraph"/>
    <style:style style:name="P272" style:parent-style-name="Textbody" style:list-style-name="LFO424" style:family="paragraph"/>
    <style:style style:name="P273" style:parent-style-name="Textbody" style:list-style-name="LFO424" style:family="paragraph"/>
    <style:style style:name="P274" style:parent-style-name="Textbody" style:list-style-name="LFO424" style:family="paragraph"/>
    <style:style style:name="P275" style:parent-style-name="Textbody" style:family="paragraph">
      <style:paragraph-properties fo:margin-left="0.4909in">
        <style:tab-stops/>
      </style:paragraph-properties>
    </style:style>
    <style:style style:name="P276" style:parent-style-name="Textbody" style:family="paragraph">
      <style:text-properties fo:font-weight="bold" style:font-weight-asian="bold" fo:font-size="12pt" style:font-size-asian="12pt"/>
    </style:style>
    <style:style style:name="P277" style:parent-style-name="Textbody" style:list-style-name="LFO425" style:family="paragraph">
      <style:paragraph-properties fo:margin-left="0.2958in">
        <style:tab-stops/>
      </style:paragraph-properties>
    </style:style>
    <style:style style:name="T278" style:parent-style-name="Fonteparág.padrão" style:family="text">
      <style:text-properties fo:font-weight="bold" style:font-weight-asian="bold" fo:font-size="12pt" style:font-size-asian="12pt"/>
    </style:style>
    <style:style style:name="T279" style:parent-style-name="Fonteparág.padrão" style:family="text">
      <style:text-properties fo:font-weight="bold" style:font-weight-asian="bold" fo:font-size="12pt" style:font-size-asian="12pt"/>
    </style:style>
    <style:style style:name="T280" style:parent-style-name="Fonteparág.padrão" style:family="text">
      <style:text-properties fo:font-weight="bold" style:font-weight-asian="bold"/>
    </style:style>
    <style:style style:name="T281" style:parent-style-name="Fonteparág.padrão" style:family="text">
      <style:text-properties fo:font-weight="bold" style:font-weight-asian="bold"/>
    </style:style>
    <style:style style:name="P282" style:parent-style-name="Textbody" style:list-style-name="LFO426" style:family="paragraph"/>
    <style:style style:name="P283" style:parent-style-name="Textbody" style:list-style-name="LFO426" style:family="paragraph"/>
    <style:style style:name="T284" style:parent-style-name="Fonteparág.padrão" style:family="text">
      <style:text-properties style:font-name="Times New Roman" fo:font-size="10.5pt" style:font-size-asian="10.5pt" style:font-size-complex="10.5pt"/>
    </style:style>
    <style:style style:name="P285" style:parent-style-name="Textbody" style:family="paragraph">
      <style:text-properties style:font-name="Times New Roman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Textbody" style:list-style-name="LFO427" style:family="paragraph"/>
    <style:style style:name="P288" style:parent-style-name="Textbody" style:list-style-name="LFO426" style:family="paragraph"/>
    <style:style style:name="T289" style:parent-style-name="Fonteparág.padrão" style:family="text">
      <style:text-properties style:font-name="Times New Roman" fo:font-size="10.5pt" style:font-size-asian="10.5pt" style:font-size-complex="10.5pt"/>
    </style:style>
    <style:style style:name="P290" style:parent-style-name="Textbody" style:family="paragraph">
      <style:text-properties style:font-name="Times New Roman" fo:font-size="10.5pt" style:font-size-asian="10.5pt" style:font-size-complex="10.5pt"/>
    </style:style>
    <style:style style:name="T291" style:parent-style-name="Fonteparág.padrão" style:family="text">
      <style:text-properties fo:font-weight="bold" style:font-weight-asian="bold"/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T294" style:parent-style-name="Fonteparág.padrão" style:family="text">
      <style:text-properties fo:font-weight="bold" style:font-weight-asian="bold"/>
    </style:style>
    <style:style style:name="P295" style:parent-style-name="Textbody" style:family="paragraph">
      <style:text-properties fo:font-weight="bold" style:font-weight-asian="bold" fo:font-size="12pt" style:font-size-asian="12pt"/>
    </style:style>
    <style:style style:name="P296" style:parent-style-name="Textbody" style:list-style-name="LFO428" style:family="paragraph"/>
    <style:style style:name="P297" style:parent-style-name="Textbody" style:list-style-name="LFO424" style:family="paragraph"/>
    <style:style style:name="P298" style:parent-style-name="Textbody" style:list-style-name="LFO424" style:family="paragraph"/>
    <style:style style:name="P299" style:parent-style-name="Textbody" style:list-style-name="LFO424" style:family="paragraph"/>
    <style:style style:name="P300" style:parent-style-name="Textbody" style:list-style-name="LFO424" style:family="paragraph"/>
    <style:style style:name="P301" style:parent-style-name="Textbody" style:family="paragraph">
      <style:text-properties fo:font-weight="bold" style:font-weight-asian="bold" fo:font-size="12pt" style:font-size-asian="12pt"/>
    </style:style>
    <style:style style:name="P302" style:parent-style-name="Textbody" style:list-style-name="LFO425" style:family="paragraph">
      <style:paragraph-properties fo:margin-left="0.2958in">
        <style:tab-stops/>
      </style:paragraph-properties>
    </style:style>
    <style:style style:name="P303" style:parent-style-name="Textbody" style:family="paragraph">
      <style:text-properties fo:font-weight="bold" style:font-weight-asian="bold" fo:font-size="12pt" style:font-size-asian="12pt"/>
    </style:style>
    <style:style style:name="T304" style:parent-style-name="Fonteparág.padrão" style:family="text">
      <style:text-properties fo:font-weight="bold" style:font-weight-asian="bold" fo:font-size="12pt" style:font-size-asian="12pt"/>
    </style:style>
    <style:style style:name="T305" style:parent-style-name="Fonteparág.padrão" style:family="text">
      <style:text-properties fo:font-weight="bold" style:font-weight-asian="bold" fo:font-size="12pt" style:font-size-asian="12pt"/>
    </style:style>
    <style:style style:name="T306" style:parent-style-name="Fonteparág.padrão" style:family="text">
      <style:text-properties fo:font-weight="bold" style:font-weight-asian="bold"/>
    </style:style>
    <style:style style:name="T307" style:parent-style-name="Fonteparág.padrão" style:family="text">
      <style:text-properties fo:font-weight="bold" style:font-weight-asian="bold"/>
    </style:style>
    <style:style style:name="P308" style:parent-style-name="Textbody" style:list-style-name="LFO429" style:family="paragraph"/>
    <style:style style:name="P309" style:parent-style-name="Textbody" style:list-style-name="LFO429" style:family="paragraph"/>
    <style:style style:name="T310" style:parent-style-name="Fonteparág.padrão" style:family="text">
      <style:text-properties style:font-name="Times New Roman" fo:font-size="10.5pt" style:font-size-asian="10.5pt" style:font-size-complex="10.5pt"/>
    </style:style>
    <style:style style:name="T311" style:parent-style-name="Fonteparág.padrão" style:family="text">
      <style:text-properties fo:font-weight="bold" style:font-weight-asian="bold"/>
    </style:style>
    <style:style style:name="P312" style:parent-style-name="Textbody" style:list-style-name="LFO430" style:family="paragraph"/>
    <style:style style:name="P313" style:parent-style-name="Textbody" style:list-style-name="LFO430" style:family="paragraph"/>
    <style:style style:name="T314" style:parent-style-name="Fonteparág.padrão" style:family="text">
      <style:text-properties style:font-name="Times New Roman" fo:font-size="10.5pt" style:font-size-asian="10.5pt" style:font-size-complex="10.5pt"/>
    </style:style>
    <style:style style:name="P315" style:parent-style-name="Textbody" style:family="paragraph">
      <style:paragraph-properties fo:margin-left="0.4909in">
        <style:tab-stops/>
      </style:paragraph-properties>
    </style:style>
    <style:style style:name="P316" style:parent-style-name="Textbody" style:family="paragraph">
      <style:text-properties style:font-name="Times New Roman" fo:font-size="10.5pt" style:font-size-asian="10.5pt" style:font-size-complex="10.5pt"/>
    </style:style>
    <style:style style:name="T317" style:parent-style-name="Fonteparág.padrão" style:family="text">
      <style:text-properties fo:font-weight="bold" style:font-weight-asian="bold"/>
    </style:style>
    <style:style style:name="T318" style:parent-style-name="Fonteparág.padrão" style:family="text">
      <style:text-properties fo:font-weight="bold" style:font-weight-asian="bold"/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fo:font-weight="bold" style:font-weight-asian="bold"/>
    </style:style>
    <style:style style:name="P321" style:parent-style-name="Textbody" style:family="paragraph">
      <style:text-properties fo:font-weight="bold" style:font-weight-asian="bold" fo:font-size="12pt" style:font-size-asian="12pt"/>
    </style:style>
    <style:style style:name="P322" style:parent-style-name="Textbody" style:list-style-name="LFO431" style:family="paragraph"/>
    <style:style style:name="P323" style:parent-style-name="Textbody" style:list-style-name="LFO424" style:family="paragraph"/>
    <style:style style:name="P324" style:parent-style-name="Textbody" style:list-style-name="LFO424" style:family="paragraph"/>
    <style:style style:name="P325" style:parent-style-name="Textbody" style:list-style-name="LFO424" style:family="paragraph"/>
    <style:style style:name="P326" style:parent-style-name="Textbody" style:family="paragraph">
      <style:text-properties fo:font-weight="bold" style:font-weight-asian="bold"/>
    </style:style>
    <style:style style:name="T327" style:parent-style-name="Fonteparág.padrão" style:family="text">
      <style:text-properties fo:font-weight="bold" style:font-weight-asian="bold"/>
    </style:style>
    <style:style style:name="T328" style:parent-style-name="Fonteparág.padrão" style:family="text">
      <style:text-properties fo:font-weight="bold" style:font-weight-asian="bold"/>
    </style:style>
    <style:style style:name="T329" style:parent-style-name="Fonteparág.padrão" style:family="text">
      <style:text-properties fo:font-weight="bold" style:font-weight-asian="bold"/>
    </style:style>
    <style:style style:name="P330" style:parent-style-name="Textbody" style:family="paragraph">
      <style:text-properties fo:font-weight="bold" style:font-weight-asian="bold" fo:font-size="12pt" style:font-size-asian="12pt"/>
    </style:style>
    <style:style style:name="P331" style:parent-style-name="Textbody" style:list-style-name="LFO433" style:family="paragraph"/>
    <style:style style:name="P332" style:parent-style-name="Textbody" style:list-style-name="LFO432" style:family="paragraph"/>
    <style:style style:name="P333" style:parent-style-name="Textbody" style:list-style-name="LFO432" style:family="paragraph"/>
    <style:style style:name="P334" style:parent-style-name="Textbody" style:list-style-name="LFO432" style:family="paragraph"/>
    <style:style style:name="P335" style:parent-style-name="Textbody" style:list-style-name="LFO432" style:family="paragraph"/>
    <style:style style:name="P336" style:parent-style-name="Textbody" style:list-style-name="LFO432" style:family="paragraph"/>
    <style:style style:name="P337" style:parent-style-name="Textbody" style:list-style-name="LFO432" style:family="paragraph"/>
    <style:style style:name="P338" style:parent-style-name="Textbody" style:list-style-name="LFO432" style:family="paragraph"/>
    <style:style style:name="P339" style:parent-style-name="Textbody" style:family="paragraph">
      <style:paragraph-properties fo:margin-left="0.4909in">
        <style:tab-stops/>
      </style:paragraph-properties>
    </style:style>
    <style:style style:name="P340" style:parent-style-name="Textbody" style:family="paragraph">
      <style:text-properties fo:font-weight="bold" style:font-weight-asian="bold" fo:font-size="12pt" style:font-size-asian="12pt"/>
    </style:style>
    <style:style style:name="P341" style:parent-style-name="Textbody" style:list-style-name="LFO434" style:family="paragraph">
      <style:paragraph-properties fo:margin-left="0.2958in">
        <style:tab-stops/>
      </style:paragraph-properties>
    </style:style>
    <style:style style:name="P342" style:parent-style-name="Textbody" style:list-style-name="LFO434" style:family="paragraph">
      <style:paragraph-properties fo:margin-left="0.2958in">
        <style:tab-stops/>
      </style:paragraph-properties>
    </style:style>
    <style:style style:name="P343" style:parent-style-name="Textbody" style:list-style-name="LFO434" style:family="paragraph">
      <style:paragraph-properties fo:margin-left="0.2958in">
        <style:tab-stops/>
      </style:paragraph-properties>
    </style:style>
    <style:style style:name="P344" style:parent-style-name="Textbody" style:list-style-name="LFO434" style:family="paragraph">
      <style:paragraph-properties fo:margin-left="0.2958in">
        <style:tab-stops/>
      </style:paragraph-properties>
    </style:style>
    <style:style style:name="P345" style:parent-style-name="Textbody" style:list-style-name="LFO434" style:family="paragraph">
      <style:paragraph-properties fo:margin-left="0.2958in">
        <style:tab-stops/>
      </style:paragraph-properties>
    </style:style>
    <style:style style:name="P346" style:parent-style-name="Textbody" style:family="paragraph">
      <style:paragraph-properties fo:margin-left="0.2958in">
        <style:tab-stops/>
      </style:paragraph-properties>
    </style:style>
    <style:style style:name="T347" style:parent-style-name="Fonteparág.padrão" style:family="text">
      <style:text-properties fo:font-weight="bold" style:font-weight-asian="bold" fo:font-size="12pt" style:font-size-asian="12pt"/>
    </style:style>
    <style:style style:name="T348" style:parent-style-name="Fonteparág.padrão" style:family="text">
      <style:text-properties fo:font-weight="bold" style:font-weight-asian="bold" fo:font-size="12pt" style:font-size-asian="12pt"/>
    </style:style>
    <style:style style:name="P349" style:parent-style-name="Textbody" style:list-style-name="LFO436" style:family="paragraph">
      <style:paragraph-properties fo:margin-left="0.2958in">
        <style:tab-stops/>
      </style:paragraph-properties>
      <style:text-properties style:font-size-complex="11pt"/>
    </style:style>
    <style:style style:name="P350" style:parent-style-name="Textbody" style:list-style-name="LFO436" style:family="paragraph">
      <style:paragraph-properties fo:margin-left="0.2958in">
        <style:tab-stops/>
      </style:paragraph-properties>
      <style:text-properties style:font-size-complex="11pt"/>
    </style:style>
    <style:style style:name="P351" style:parent-style-name="Textbody" style:list-style-name="LFO435" style:family="paragraph">
      <style:paragraph-properties fo:margin-left="0.2958in">
        <style:tab-stops/>
      </style:paragraph-properties>
      <style:text-properties style:font-size-complex="11pt"/>
    </style:style>
    <style:style style:name="P352" style:parent-style-name="Textbody" style:list-style-name="LFO435" style:family="paragraph">
      <style:paragraph-properties fo:margin-left="0.2958in">
        <style:tab-stops/>
      </style:paragraph-properties>
      <style:text-properties style:font-size-complex="11pt"/>
    </style:style>
    <style:style style:name="P353" style:parent-style-name="Textbody" style:list-style-name="LFO435" style:family="paragraph">
      <style:paragraph-properties fo:margin-left="0.2958in">
        <style:tab-stops/>
      </style:paragraph-properties>
      <style:text-properties style:font-size-complex="11pt"/>
    </style:style>
    <style:style style:name="P354" style:parent-style-name="Textbody" style:family="paragraph">
      <style:text-properties fo:font-size="12pt" style:font-size-asian="12pt"/>
    </style:style>
    <style:style style:name="P355" style:parent-style-name="Textbody" style:family="paragraph">
      <style:text-properties fo:font-weight="bold" style:font-weight-asian="bold" fo:font-size="12pt" style:font-size-asian="12pt"/>
    </style:style>
    <style:style style:name="P356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7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8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9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60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61" style:parent-style-name="Textbody" style:family="paragraph">
      <style:text-properties fo:font-size="12pt" style:font-size-asian="12pt"/>
    </style:style>
    <style:style style:name="P362" style:parent-style-name="Textbody" style:family="paragraph">
      <style:text-properties fo:font-size="12pt" style:font-size-asian="12pt"/>
    </style:style>
    <style:style style:name="P363" style:parent-style-name="Textbody" style:family="paragraph">
      <style:text-properties fo:font-weight="bold" style:font-weight-asian="bold" fo:font-size="12pt" style:font-size-asian="12pt"/>
    </style:style>
    <style:style style:name="P364" style:parent-style-name="Textbody" style:list-style-name="LFO437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365" style:parent-style-name="Textbody" style:list-style-name="LFO437" style:family="paragraph"/>
    <style:style style:name="P366" style:parent-style-name="Textbody" style:family="paragraph">
      <style:text-properties fo:font-weight="bold" style:font-weight-asian="bold" fo:font-size="12pt" style:font-size-asian="12pt"/>
    </style:style>
    <style:style style:name="T367" style:parent-style-name="Fonteparág.padrão" style:family="text">
      <style:text-properties fo:font-weight="bold" style:font-weight-asian="bold" fo:font-size="12pt" style:font-size-asian="12pt"/>
    </style:style>
    <style:style style:name="T368" style:parent-style-name="Fonteparág.padrão" style:family="text">
      <style:text-properties fo:font-weight="bold" style:font-weight-asian="bold" fo:font-size="12pt" style:font-size-asian="12pt"/>
    </style:style>
    <style:style style:name="T369" style:parent-style-name="Fonteparág.padrão" style:family="text">
      <style:text-properties fo:font-weight="bold" style:font-weight-asian="bold" fo:font-size="12pt" style:font-size-asian="12pt"/>
    </style:style>
    <style:style style:name="T370" style:parent-style-name="Fonteparág.padrão" style:family="text">
      <style:text-properties fo:font-weight="bold" style:font-weight-asian="bold"/>
    </style:style>
    <style:style style:name="T371" style:parent-style-name="Fonteparág.padrão" style:family="text">
      <style:text-properties fo:font-weight="bold" style:font-weight-asian="bold"/>
    </style:style>
    <style:style style:name="P372" style:parent-style-name="Textbody" style:list-style-name="LFO438" style:family="paragraph"/>
    <style:style style:name="P373" style:parent-style-name="Textbody" style:list-style-name="LFO438" style:family="paragraph"/>
    <style:style style:name="T374" style:parent-style-name="Fonteparág.padrão" style:family="text">
      <style:text-properties fo:font-weight="bold" style:font-weight-asian="bold"/>
    </style:style>
    <style:style style:name="T375" style:parent-style-name="Fonteparág.padrão" style:family="text">
      <style:text-properties fo:font-weight="bold" style:font-weight-asian="bold"/>
    </style:style>
    <style:style style:name="T376" style:parent-style-name="Fonteparág.padrão" style:family="text">
      <style:text-properties fo:font-weight="bold" style:font-weight-asian="bold"/>
    </style:style>
    <style:style style:name="T377" style:parent-style-name="Fonteparág.padrão" style:family="text">
      <style:text-properties fo:font-weight="bold" style:font-weight-asian="bold"/>
    </style:style>
    <style:style style:name="T378" style:parent-style-name="Fonteparág.padrão" style:family="text">
      <style:text-properties fo:font-weight="bold" style:font-weight-asian="bold"/>
    </style:style>
    <style:style style:name="T379" style:parent-style-name="Fonteparág.padrão" style:family="text">
      <style:text-properties fo:font-weight="bold" style:font-weight-asian="bold"/>
    </style:style>
    <style:style style:name="T380" style:parent-style-name="Fonteparág.padrão" style:family="text">
      <style:text-properties fo:font-weight="bold" style:font-weight-asian="bold"/>
    </style:style>
    <style:style style:name="T381" style:parent-style-name="Fonteparág.padrão" style:family="text">
      <style:text-properties fo:font-weight="bold" style:font-weight-asian="bold"/>
    </style:style>
    <style:style style:name="T382" style:parent-style-name="Fonteparág.padrão" style:family="text">
      <style:text-properties fo:font-weight="bold" style:font-weight-asian="bold"/>
    </style:style>
    <style:style style:name="P383" style:parent-style-name="Textbody" style:list-style-name="LFO439" style:family="paragraph"/>
    <style:style style:name="P384" style:parent-style-name="Textbody" style:family="paragraph">
      <style:text-properties fo:font-weight="bold" style:font-weight-asian="bold"/>
    </style:style>
    <style:style style:name="T385" style:parent-style-name="Fonteparág.padrão" style:family="text">
      <style:text-properties fo:font-weight="bold" style:font-weight-asian="bold"/>
    </style:style>
    <style:style style:name="T386" style:parent-style-name="Fonteparág.padrão" style:family="text">
      <style:text-properties fo:font-weight="bold" style:font-weight-asian="bold"/>
    </style:style>
    <style:style style:name="T387" style:parent-style-name="Fonteparág.padrão" style:family="text">
      <style:text-properties fo:font-weight="bold" style:font-weight-asian="bold"/>
    </style:style>
    <style:style style:name="P388" style:parent-style-name="Textbody" style:family="paragraph">
      <style:text-properties fo:font-weight="bold" style:font-weight-asian="bold" fo:font-size="12pt" style:font-size-asian="12pt"/>
    </style:style>
    <style:style style:name="P389" style:parent-style-name="Textbody" style:family="paragraph">
      <style:paragraph-properties fo:margin-left="0.4909in">
        <style:tab-stops/>
      </style:paragraph-properties>
    </style:style>
    <style:style style:name="P390" style:parent-style-name="Textbody" style:family="paragraph">
      <style:paragraph-properties fo:margin-left="0.4909in">
        <style:tab-stops/>
      </style:paragraph-properties>
    </style:style>
    <style:style style:name="P391" style:parent-style-name="Textbody" style:family="paragraph">
      <style:text-properties fo:font-weight="bold" style:font-weight-asian="bold"/>
    </style:style>
    <style:style style:name="T392" style:parent-style-name="Fonteparág.padrão" style:family="text">
      <style:text-properties fo:font-weight="bold" style:font-weight-asian="bold"/>
    </style:style>
    <style:style style:name="T393" style:parent-style-name="Fonteparág.padrão" style:family="text">
      <style:text-properties fo:font-weight="bold" style:font-weight-asian="bold"/>
    </style:style>
    <style:style style:name="T394" style:parent-style-name="Fonteparág.padrão" style:family="text">
      <style:text-properties fo:font-weight="bold" style:font-weight-asian="bold"/>
    </style:style>
    <style:style style:name="P395" style:parent-style-name="Textbody" style:family="paragraph">
      <style:text-properties fo:font-weight="bold" style:font-weight-asian="bold" fo:font-size="12pt" style:font-size-asian="12pt"/>
    </style:style>
    <style:style style:name="P396" style:parent-style-name="Textbody" style:family="paragraph">
      <style:paragraph-properties fo:margin-left="0.4909in">
        <style:tab-stops/>
      </style:paragraph-properties>
    </style:style>
    <style:style style:name="P397" style:parent-style-name="Textbody" style:family="paragraph">
      <style:paragraph-properties fo:margin-left="0.4909in">
        <style:tab-stops/>
      </style:paragraph-properties>
    </style:style>
    <style:style style:name="P398" style:parent-style-name="Textbody" style:family="paragraph">
      <style:paragraph-properties fo:margin-left="0.4909in">
        <style:tab-stops/>
      </style:paragraph-properties>
    </style:style>
    <style:style style:name="P399" style:parent-style-name="Textbody" style:family="paragraph">
      <style:paragraph-properties fo:margin-left="0.4909in">
        <style:tab-stops/>
      </style:paragraph-properties>
    </style:style>
    <style:style style:name="P400" style:parent-style-name="Textbody" style:family="paragraph">
      <style:paragraph-properties fo:margin-left="0.4909in">
        <style:tab-stops/>
      </style:paragraph-properties>
    </style:style>
    <style:style style:name="P401" style:parent-style-name="Textbody" style:family="paragraph">
      <style:paragraph-properties fo:margin-left="0.4909in">
        <style:tab-stops/>
      </style:paragraph-properties>
    </style:style>
    <style:style style:name="P402" style:parent-style-name="Textbody" style:family="paragraph">
      <style:text-properties fo:font-weight="bold" style:font-weight-asian="bold" fo:font-size="12pt" style:font-size-asian="12pt"/>
    </style:style>
    <style:style style:name="P403" style:parent-style-name="Textbody" style:list-style-name="LFO440" style:family="paragraph">
      <style:paragraph-properties fo:margin-left="0.2958in">
        <style:tab-stops/>
      </style:paragraph-properties>
    </style:style>
    <style:style style:name="P404" style:parent-style-name="Textbody" style:list-style-name="LFO440" style:family="paragraph">
      <style:paragraph-properties fo:margin-left="0.2958in">
        <style:tab-stops/>
      </style:paragraph-properties>
    </style:style>
    <style:style style:name="T405" style:parent-style-name="Fonteparág.padrão" style:family="text">
      <style:text-properties fo:font-weight="bold" style:font-weight-asian="bold" fo:font-size="12pt" style:font-size-asian="12pt"/>
    </style:style>
    <style:style style:name="T406" style:parent-style-name="Fonteparág.padrão" style:family="text">
      <style:text-properties fo:font-weight="bold" style:font-weight-asian="bold" fo:font-size="12pt" style:font-size-asian="12pt"/>
    </style:style>
    <style:style style:name="P407" style:parent-style-name="Textbody" style:list-style-name="LFO441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08" style:parent-style-name="Textbody" style:list-style-name="LFO441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09" style:parent-style-name="Textbody" style:family="paragraph">
      <style:text-properties fo:font-size="12pt" style:font-size-asian="12pt"/>
    </style:style>
    <style:style style:name="P410" style:parent-style-name="Textbody" style:family="paragraph">
      <style:text-properties fo:font-weight="bold" style:font-weight-asian="bold" fo:font-size="12pt" style:font-size-asian="12pt"/>
    </style:style>
    <style:style style:name="P411" style:parent-style-name="Textbody" style:list-style-name="LFO44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12" style:parent-style-name="Textbody" style:list-style-name="LFO44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13" style:parent-style-name="Textbody" style:family="paragraph">
      <style:text-properties fo:font-weight="bold" style:font-weight-asian="bold" fo:font-size="12pt" style:font-size-asian="12pt"/>
    </style:style>
    <style:style style:name="T414" style:parent-style-name="Fonteparág.padrão" style:family="text">
      <style:text-properties fo:font-weight="bold" style:font-weight-asian="bold" fo:font-size="12pt" style:font-size-asian="12pt"/>
    </style:style>
    <style:style style:name="T415" style:parent-style-name="Fonteparág.padrão" style:family="text">
      <style:text-properties fo:font-weight="bold" style:font-weight-asian="bold" fo:font-size="12pt" style:font-size-asian="12pt"/>
    </style:style>
    <style:style style:name="T416" style:parent-style-name="Fonteparág.padrão" style:family="text">
      <style:text-properties fo:font-weight="bold" style:font-weight-asian="bold"/>
    </style:style>
    <style:style style:name="T417" style:parent-style-name="Fonteparág.padrão" style:family="text">
      <style:text-properties fo:font-weight="bold" style:font-weight-asian="bold"/>
    </style:style>
    <style:style style:name="P418" style:parent-style-name="Textbody" style:list-style-name="LFO438" style:family="paragraph"/>
    <style:style style:name="P419" style:parent-style-name="Textbody" style:list-style-name="LFO438" style:family="paragraph"/>
    <style:style style:name="T420" style:parent-style-name="Fonteparág.padrão" style:family="text">
      <style:text-properties fo:font-weight="bold" style:font-weight-asian="bold"/>
    </style:style>
    <style:style style:name="P421" style:parent-style-name="Textbody" style:family="paragraph">
      <style:paragraph-properties fo:margin-left="0.4909in">
        <style:tab-stops/>
      </style:paragraph-properties>
    </style:style>
    <style:style style:name="T422" style:parent-style-name="Fonteparág.padrão" style:family="text">
      <style:text-properties fo:font-weight="bold" style:font-weight-asian="bold"/>
    </style:style>
    <style:style style:name="P423" style:parent-style-name="Textbody" style:list-style-name="LFO439" style:family="paragraph"/>
    <style:style style:name="T424" style:parent-style-name="Fonteparág.padrão" style:family="text">
      <style:text-properties fo:font-weight="bold" style:font-weight-asian="bold"/>
    </style:style>
    <style:style style:name="T425" style:parent-style-name="Fonteparág.padrão" style:family="text">
      <style:text-properties fo:font-weight="bold" style:font-weight-asian="bold"/>
    </style:style>
    <style:style style:name="T426" style:parent-style-name="Fonteparág.padrão" style:family="text">
      <style:text-properties fo:font-weight="bold" style:font-weight-asian="bold"/>
    </style:style>
    <style:style style:name="T427" style:parent-style-name="Fonteparág.padrão" style:family="text">
      <style:text-properties fo:font-weight="bold" style:font-weight-asian="bold"/>
    </style:style>
    <style:style style:name="P428" style:parent-style-name="Textbody" style:list-style-name="LFO443" style:family="paragraph"/>
    <style:style style:name="P429" style:parent-style-name="Textbody" style:family="paragraph">
      <style:paragraph-properties fo:margin-left="0.4909in">
        <style:tab-stops/>
      </style:paragraph-properties>
    </style:style>
    <style:style style:name="P430" style:parent-style-name="Textbody" style:family="paragraph">
      <style:text-properties style:font-style-complex="italic" fo:color="#FF0000"/>
    </style:style>
    <style:style style:family="graphic" style:name="a2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/text:p>
      <text:p text:style-name="Standard"/>
      <text:p text:style-name="Standard"/>
      <text:p text:style-name="Standard"><text:span text:style-name="T24"><draw:connector draw:type="line" svg:x1="0.30984in" svg:y1="0.00472in" svg:x2="5.90984in" svg:y2="0.00472in" draw:z-index="251659264" draw:id="id0" draw:style-name="a2" draw:name="Conector reto 5" text:anchor-type="paragraph"><svg:title/><svg:desc/></draw:connector></text:span></text:p>
      <text:p text:style-name="titulo_capa">Especificação de Casos de Uso</text:p>
      <text:p text:style-name="P25"/>
      <text:p text:style-name="P26"/>
      <text:p text:style-name="titulo_capa_projeto">Smart Parking<text:s/></text:p>
      <text:p text:style-name="P27">Cliente: UFBA</text:p>
      <text:p text:style-name="Standard"/>
      <text:p text:style-name="P28"><text:span text:style-name="T29">Versão 1.0</text:span><text:span text:style-name="T30"><text:s/></text:span>| 25/05/2014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EstiloCentralizado">Data de Criação: 25/05/2014</text:p>
      <text:p text:style-name="EstiloCentralizado"/>
      <text:p text:style-name="EstiloCentralizado"><text:span text:style-name="T54">Responsável</text:span>:<text:s/></text:p>
      <text:p text:style-name="EstiloCentralizado">Gabriel Pita –<text:s/>Engenheiro de Requisitos<text:line-break/>gabriel.pita@ymail.com</text:p>
      <text:p text:style-name="Standard"/>
      <text:p text:style-name="P55"><draw:connector draw:type="line" svg:x1="0.30984in" svg:y1="0.10354in" svg:x2="5.90984in" svg:y2="0.10354in" draw:z-index="251658240" draw:id="id1" draw:style-name="a3" draw:name="Conector reto 7" text:anchor-type="paragraph"><svg:title/><svg:desc/></draw:connector></text:p>
      <text:soft-page-break/>
      <text:p text:style-name="P56">HISTÓRICO DE mUDANÇAS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ata</text:p>
          </table:table-cell>
          <table:table-cell table:style-name="TableCell74">
            <text:p text:style-name="P75">Versão</text:p>
          </table:table-cell>
          <table:table-cell table:style-name="TableCell76">
            <text:p text:style-name="P77">Descrição</text:p>
          </table:table-cell>
          <table:table-cell table:style-name="TableCell78">
            <text:p text:style-name="P79">Autor</text:p>
          </table:table-cell>
        </table:table-row>
        <table:table-row table:style-name="TableRow80">
          <table:table-cell table:style-name="TableCell81">
            <text:p text:style-name="P82">25/10/09</text:p>
          </table:table-cell>
          <table:table-cell table:style-name="TableCell83">
            <text:p text:style-name="Standard">1.0</text:p>
          </table:table-cell>
          <table:table-cell table:style-name="TableCell84">
            <text:p text:style-name="P85">Especificação dos casos de uso.</text:p>
          </table:table-cell>
          <table:table-cell table:style-name="TableCell86">
            <text:p text:style-name="P87">Gabriel Pita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Rodapé"/>
      <text:p text:style-name="Rodapé"/>
      <text:p text:style-name="Rodapé"/>
      <text:p text:style-name="PSC_Legenda"/>
      <text:soft-page-break/>
      <text:p text:style-name="P115">Conteúdo</text:p>
      <text:p text:style-name="P116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PSC_Referencia"/>
            <text:index-source-style text:style-name="PSC_Fluxo_Caso_Uso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117"><text:a xlink:href="#1.Introdução|outline" office:target-frame-name="_top" xlink:show="replace">1. <text:s/>Introdução<text:tab/>4</text:a></text:p>
          <text:p text:style-name="P118"><text:a xlink:href="#1.1.Visão geral deste documento|outline" office:target-frame-name="_top" xlink:show="replace">1.1 Visão geral deste documento<text:tab/>4</text:a></text:p>
          <text:p text:style-name="P119"><text:a xlink:href="#1.2.Convenções, termos e abreviações|outline" office:target-frame-name="_top" xlink:show="replace">1.2 Convenções, termos e abreviações<text:tab/>4</text:a></text:p>
          <text:p text:style-name="P120"><text:a xlink:href="#2.Diagrama de Casos de Uso|outline" office:target-frame-name="_top" xlink:show="replace">2. <text:s/>Diagrama de Casos de Uso<text:tab/>5</text:a></text:p>
          <text:p text:style-name="P121"><text:a xlink:href="#3.Atores|outline" office:target-frame-name="_top" xlink:show="replace">3. <text:s/>Atores<text:tab/>5</text:a></text:p>
          <text:p text:style-name="P122"><text:a xlink:href="#4.Casos de Uso|outline" office:target-frame-name="_top" xlink:show="replace">4. <text:s/>Casos de Uso<text:tab/>6</text:a></text:p>
          <text:p text:style-name="P123"><text:a xlink:href="#4.1.UC Acessar Sistema|outline" office:target-frame-name="_top" xlink:show="replace">4.1 UC Acessar Sistema<text:tab/>6</text:a></text:p>
          <text:p text:style-name="P124"><text:a xlink:href="#4.2.UC Realizar Compra|outline" office:target-frame-name="_top" xlink:show="replace">4.2 UC Realizar Compra<text:tab/>7</text:a></text:p>
          <text:p text:style-name="P125"><text:a xlink:href="#4.3.UC Acompanhar Pedidos|outline" office:target-frame-name="_top" xlink:show="replace">4.3 UC Acompanhar Pedidos<text:tab/>8</text:a></text:p>
          <text:p text:style-name="P126"><text:a xlink:href="#4.4.UC Comentar Obra|outline" office:target-frame-name="_top" xlink:show="replace">4.4 UC Comentar Obra<text:tab/>8</text:a></text:p>
          <text:p text:style-name="P127"><text:a xlink:href="#4.5.UC Registrar Recebimento|outline" office:target-frame-name="_top" xlink:show="replace">4.5 UC Registrar Recebimento<text:tab/>9</text:a></text:p>
          <text:p text:style-name="P128"><text:a xlink:href="#4.6.UC Avaliar Livreiro|outline" office:target-frame-name="_top" xlink:show="replace">4.6 UC Avaliar Livreiro<text:tab/>10</text:a></text:p>
          <text:p text:style-name="P129"><text:a xlink:href="#4.7.UC Acompanhar Vendas|outline" office:target-frame-name="_top" xlink:show="replace">4.7 UC Acompanhar Vendas<text:tab/>11</text:a></text:p>
          <text:p text:style-name="P130"><text:a xlink:href="#4.8.UC Registrar Envio|outline" office:target-frame-name="_top" xlink:show="replace">4.8 UC Registrar Envio<text:tab/>12</text:a></text:p>
          <text:p text:style-name="P131"><text:a xlink:href="#4.9.UC Confirmar Pagamento|outline" office:target-frame-name="_top" xlink:show="replace">4.9 UC Confirmar Pagamento<text:tab/>13</text:a></text:p>
          <text:p text:style-name="P132"><text:a xlink:href="#4.10.UC Manter Obra|outline" office:target-frame-name="_top" xlink:show="replace">4.10 UC Manter Obra<text:tab/>14</text:a></text:p>
          <text:p text:style-name="P133"><text:a xlink:href="#4.11.UC Notificar Compra|outline" office:target-frame-name="_top" xlink:show="replace">4.11 UC Notificar Compra<text:tab/>15</text:a></text:p>
          <text:p text:style-name="P134"><text:a xlink:href="#4.12.UC Notificar Venda|outline" office:target-frame-name="_top" xlink:show="replace">4.12 UC Notificar Venda<text:tab/>15</text:a></text:p>
          <text:p text:style-name="P135"><text:a xlink:href="#4.13.UC Pesquisar Obra|outline" office:target-frame-name="_top" xlink:show="replace">4.13 UC Pesquisar Obra<text:tab/>16</text:a></text:p>
          <text:p text:style-name="P136"><text:a xlink:href="#4.14.UC Solicitar Cadastro de Usuário|outline" office:target-frame-name="_top" xlink:show="replace">4.14 UC Solicitar Cadastro de Usuário<text:tab/>16</text:a></text:p>
          <text:p text:style-name="P137"><text:a xlink:href="#4.15.UC Atualizar Cadastro|outline" office:target-frame-name="_top" xlink:show="replace">4.15 UC Atualizar Cadastro<text:tab/>17</text:a></text:p>
          <text:p text:style-name="P138"><text:a xlink:href="#4.16.UC Solicitar Senha|outline" office:target-frame-name="_top" xlink:show="replace">4.16 UC Solicitar<text:s/>Senha<text:tab/>18</text:a></text:p>
          <text:p text:style-name="P139"><text:a xlink:href="#4.17.UC Registrar Log|outline" office:target-frame-name="_top" xlink:show="replace">4.17 UC Registrar Log<text:tab/>19</text:a></text:p>
          <text:p text:style-name="P140"><text:a xlink:href="#4.18.UC Detalhar Obra|outline" office:target-frame-name="_top" xlink:show="replace">4.18 UC Detalhar Obra<text:tab/>19</text:a></text:p>
          <text:p text:style-name="P141"><text:a xlink:href="#4.19.UC Gerenciar Acesso de Usuário|outline" office:target-frame-name="_top" xlink:show="replace">4.19 UC Gerenciar Acesso de Usuário<text:tab/>19</text:a></text:p>
          <text:p text:style-name="P142"><text:a xlink:href="#4.20.UC Visualizar log|outline" office:target-frame-name="_top" xlink:show="replace">4.20 UC Visualizar log<text:tab/>20</text:a></text:p>
          <text:p text:style-name="P143"><text:a xlink:href="#4.21.UC Manter Cadastro de Administrador|outline" office:target-frame-name="_top" xlink:show="replace">4.21 UC Manter Cadastro de Administrador<text:tab/>21</text:a></text:p>
          <text:p text:style-name="P144"><text:a xlink:href="#5.Referências|outline" office:target-frame-name="_top" xlink:show="replace">5. <text:s/>Referências<text:tab/>22</text:a></text:p>
        </text:index-body>
      </text:table-of-content>
      <text:p text:style-name="P145"/>
      <text:p text:style-name="P146"/>
      <text:p text:style-name="P147"/>
      <text:soft-page-break/>
      <text:h text:style-name="Título1" text:outline-level="1">Introdução</text:h>
      <text:p text:style-name="Standard">Este documento especifica os casos de uso do sistema Smart Parking (Sistema de Gerenciamento de Estacionamento), descrevendo os fluxos de eventos, entradas e saídas de cada caso de uso a ser implementado.</text:p>
      <text:h text:style-name="Título2" text:outline-level="2">Visão geral deste documento</text:h>
      <text:p text:style-name="Standard">Este documento é<text:s/>composto pelas seguintes seções:</text:p>
      <text:list text:style-name="WW8Num387">
        <text:list-item>
          <text:p text:style-name="P148"><text:span text:style-name="T149">Seção 1 – Introdução:</text:span><text:s/>apresenta o documento de casos de uso.</text:p>
        </text:list-item>
        <text:list-item>
          <text:p text:style-name="P150"><text:span text:style-name="T151">Seção 2 – Diagrama de Casos de Uso:</text:span><text:s/>apresenta o Diagrama de Casos de Uso do sistema.</text:p>
        </text:list-item>
        <text:list-item>
          <text:p text:style-name="P152"><text:span text:style-name="T153">Seção 3 – Atores:</text:span><text:s/>relaciona os atores que interagem com o sistema e apresenta<text:s/>uma breve descrição sobre cada um.</text:p>
        </text:list-item>
        <text:list-item>
          <text:p text:style-name="P154"><text:span text:style-name="T155">Seção 4 – Casos de Uso:</text:span><text:s/>relaciona a especificação dos casos de uso do sistema.</text:p>
        </text:list-item>
        <text:list-item>
          <text:p text:style-name="P156"><text:span text:style-name="T157">Seção 5 – Referências:</text:span><text:s/>referências citadas no documento ou necessárias para o entendimento do mesmo.</text:p>
        </text:list-item>
      </text:list>
      <text:h text:style-name="Título2" text:outline-level="2"><text:bookmark-start text:name="_Ref122347868"/>Convenções, termos e abreviações<text:bookmark-end text:name="_Ref122347868"/></text:h>
      <text:p text:style-name="P158">Esta seção explica o conceito de alguns termos importantes que serão mencionados no decorrer deste documento. Estes termos são descritos na tabela a seguir, estando apresentados por ordem alfabética.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rmo</text:p>
          </table:table-cell>
          <table:table-cell table:style-name="TableCell165">
            <text:p text:style-name="P166">Descrição</text:p>
          </table:table-cell>
        </table:table-row>
        <table:table-row table:style-name="TableRow167">
          <table:table-cell table:style-name="TableCell168">
            <text:p text:style-name="P169">FS</text:p>
          </table:table-cell>
          <table:table-cell table:style-name="TableCell170">
            <text:p text:style-name="P171">Abreviação para Fluxo Secundário. O fluxo<text:s/>secundário descreve as ações quando ocorrem situações adversas ou erros.</text:p>
          </table:table-cell>
        </table:table-row>
        <table:table-row table:style-name="TableRow172">
          <table:table-cell table:style-name="TableCell173">
            <text:p text:style-name="P174">SB</text:p>
          </table:table-cell>
          <table:table-cell table:style-name="TableCell175">
            <text:p text:style-name="P176">Abreviação para SubFluxo. Um subfluxo descreve as ações que devem acontecer sob uma determinada condição.</text:p>
          </table:table-cell>
        </table:table-row>
        <table:table-row table:style-name="TableRow177">
          <table:table-cell table:style-name="TableCell178">
            <text:p text:style-name="P179">Browser</text:p>
          </table:table-cell>
          <table:table-cell table:style-name="TableCell180">
            <text:p text:style-name="P181">Uma ferramenta que acessa e apresenta arquivos ou outros tipos de dados disponíveis na Internet.</text:p>
          </table:table-cell>
        </table:table-row>
        <table:table-row table:style-name="TableRow182">
          <table:table-cell table:style-name="TableCell183">
            <text:p text:style-name="P184">Campus</text:p>
          </table:table-cell>
          <table:table-cell table:style-name="TableCell185">
            <text:p text:style-name="P186">Refere-se a um local onde há uma instituição ou conjunto de instituições.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Standard"/>
      <text:soft-page-break/>
      <text:h text:style-name="Título1" text:outline-level="1">Diagrama de Casos de Uso</text:h>
      <text:p text:style-name="Standard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Imagem do Diagrama.</text:p>
          </table:table-cell>
        </table:table-row>
      </table:table>
      <text:h text:style-name="Título1" text:outline-level="1">Atores</text:h>
      <text:p text:style-name="Standard"/>
      <text:p text:style-name="Standard">A tabela abaixo apresenta a descrição dos atores que<text:s/>interagem com o sistema.</text:p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Ator</text:p>
          </table:table-cell>
          <table:table-cell table:style-name="TableCell248">
            <text:p text:style-name="P249">Descrição</text:p>
          </table:table-cell>
        </table:table-row>
        <table:table-row table:style-name="TableRow250">
          <table:table-cell table:style-name="TableCell251">
            <text:p text:style-name="P252">Administrador</text:p>
          </table:table-cell>
          <table:table-cell table:style-name="TableCell253">
            <text:p text:style-name="P254">É aquele que tem permissão para configurar o sistema, fazer manutenção das vagas e usuários</text:p>
          </table:table-cell>
        </table:table-row>
        <table:table-row table:style-name="TableRow255">
          <table:table-cell table:style-name="TableCell256">
            <text:p text:style-name="P257">Usuário* - Como diferenciar funcionário de estudante?</text:p>
          </table:table-cell>
          <table:table-cell table:style-name="TableCell258">
            <text:p text:style-name="P259">É o usuário que acessa o sistema off-line com a<text:s/>intenção de estacionar em uma das vagas.<text:s/></text:p>
          </table:table-cell>
        </table:table-row>
        <table:table-row table:style-name="TableRow260">
          <table:table-cell table:style-name="TableCell261">
            <text:p text:style-name="P262">Usuário WEB</text:p>
          </table:table-cell>
          <table:table-cell table:style-name="TableCell263">
            <text:p text:style-name="P264">É o usuário que acessa o sistema on-line com a intenção de verificar quantas vagas disponíveis existem no estacionamento naquele momento.<text:s/></text:p>
          </table:table-cell>
        </table:table-row>
      </table:table>
      <text:h text:style-name="Título1" text:outline-level="1">Casos de Uso</text:h>
      <text:h text:style-name="Título2" text:outline-level="2">UC Acessar Sistema</text:h>
      <text:p text:style-name="HorizontalLine"/>
      <text:p text:style-name="Textbody"><text:span text:style-name="T265">Descrição:<text:s/></text:span>Este caso de uso<text:s/>permite o acesso do usuário ao sistema, para escolher a vaga que deseja estacionar.<text:s/></text:p>
      <text:p text:style-name="Textbody"><text:span text:style-name="T266">Atores:</text:span><text:s/>Usuário</text:p>
      <text:p text:style-name="Textbody"><text:span text:style-name="T267">Pré-condições</text:span>: O usuário deve estar cadastrado no sistema.</text:p>
      <text:p text:style-name="Textbody"><text:span text:style-name="T268">Pós-condições</text:span>: Usuário logado no sistema com suas devidas restrições de acesso.</text:p>
      <text:p text:style-name="P269"><text:bookmark-start text:name="_Toc4755090142"/><text:bookmark-start text:name="_Toc4755074082"/><text:bookmark-start text:name="_Toc4680860552"/><text:bookmark-start text:name="_Toc4674952472"/><text:bookmark-start text:name="_Toc4674948772"/><text:bookmark-start text:name="_Toc4674777252"/><text:bookmark-start text:name="_Toc4674739862"/><text:bookmark-end text:name="_Toc4755090142"/><text:bookmark-end text:name="_Toc4755074082"/><text:bookmark-end text:name="_Toc4680860552"/><text:bookmark-end text:name="_Toc4674952472"/><text:bookmark-end text:name="_Toc4674948772"/><text:bookmark-end text:name="_Toc4674777252"/><text:bookmark-end text:name="_Toc4674739862"/>Fluxo de eventos<text:s/>principal</text:p>
      <text:list text:style-name="LFO424" text:continue-numbering="true">
        <text:list-item>
          <text:p text:style-name="P270">O usuário para o carro na porta do estacionamento e se dirige para o sistema.<text:s/></text:p>
        </text:list-item>
        <text:list-item>
          <text:p text:style-name="P271">O sistema apresenta a página inicial com o formulário de acesso com os campos: “usuário” e “senha”.</text:p>
        </text:list-item>
        <text:list-item>
          <text:p text:style-name="P272">O usuário preenche os campos “usuário”, “senha” e aciona a opção<text:s/>“Acessar”. [FS001][FS002] [SB001]</text:p>
        </text:list-item>
        <text:list-item>
          <text:p text:style-name="P273">O sistema verifica os dados do usuário, apresenta a mensagem “Login efetuado com sucesso” e cria a sessão do usuário com suas permissões de acesso a partir de seu tipo.</text:p>
        </text:list-item>
        <text:list-item>
          <text:p text:style-name="P274">O fluxo principal é finalizado.</text:p>
        </text:list-item>
      </text:list>
      <text:p text:style-name="P275"/>
      <text:p text:style-name="P276">[SB001] Solicitar envio de senha</text:p>
      <text:list text:style-name="LFO425" text:continue-numbering="true">
        <text:list-item>
          <text:p text:style-name="P277">O sistema aciona o caso de uso “Solicitar Senha”.</text:p>
        </text:list-item>
      </text:list>
      <text:p text:style-name="Textbody"/>
      <text:p text:style-name="Textbody"><text:bookmark-start text:name="_Toc4755090152"/><text:bookmark-start text:name="_Toc4755074092"/><text:bookmark-start text:name="_Toc4680860562"/><text:bookmark-start text:name="_Toc4674952482"/><text:bookmark-start text:name="_Toc4674948782"/><text:bookmark-start text:name="_Toc4674777262"/><text:bookmark-start text:name="_Toc4674739872"/><text:bookmark-end text:name="_Toc4755090152"/><text:bookmark-end text:name="_Toc4755074092"/><text:bookmark-end text:name="_Toc4680860562"/><text:bookmark-end text:name="_Toc4674952482"/><text:bookmark-end text:name="_Toc4674948782"/><text:bookmark-end text:name="_Toc4674777262"/><text:bookmark-end text:name="_Toc4674739872"/><text:span text:style-name="T278">Fluxos secundários</text:span><text:s/><text:span text:style-name="T279">(alternativos e de exceção)</text:span></text:p>
      <text:p text:style-name="Textbody"><text:bookmark-start text:name="_Toc4674952492"/><text:bookmark-start text:name="_Toc4674948792"/><text:bookmark-end text:name="_Toc4674952492"/><text:bookmark-end text:name="_Toc4674948792"/> <text:span text:style-name="T280">[FS001]<text:s/></text:span> <text:span text:style-name="T281">&lt;nome do campo&gt; não  foi preenchido. Por favor, indique um valor.</text:span></text:p>
      <text:list text:style-name="LFO426" text:continue-numbering="true">
        <text:list-item>
          <text:p text:style-name="P282">Caso o usuário não indique um valor para o(s) campo(s) obrigatórios “Usuário” e “Senha”, o sistema apresenta esta mensagem de alerta.</text:p>
        </text:list-item>
        <text:list-item>
          <text:p text:style-name="P283"><text:span text:style-name="T284">O usuário indica um valor para o campo em questão.</text:span></text:p>
        </text:list-item>
      </text:list>
      <text:p text:style-name="P285"/>
      <text:p text:style-name="Textbody"> <text:span text:style-name="T286">[FS002] Usuário e/ou Senha inválido(s).</text:span></text:p>
      <text:list text:style-name="LFO426">
        <text:list-item text:start-value="1">
          <text:p text:style-name="P287">Caso o sistema verifique que o usuário e/ou senha informados são inválidos ou o usuário informado<text:s/>não está cadastrado no sistema, o sistema apresenta a mensagem: “Usuário e/ou Senha inválido(s)”.</text:p>
        </text:list-item>
        <text:list-item>
          <text:p text:style-name="P288"><text:span text:style-name="T289">O usuário indica um valor válido para o campo em questão.</text:span></text:p>
        </text:list-item>
      </text:list>
      <text:p text:style-name="P290"/>
      <text:h text:style-name="Título2" text:outline-level="2">UC Acessar Sistema como administrador</text:h>
      <text:p text:style-name="HorizontalLine"/>
      <text:p text:style-name="Textbody"><text:bookmark-start text:name="_Toc4674777231"/><text:bookmark-start text:name="_Toc4674739841"/><text:bookmark-start text:name="_Toc4755090141"/><text:bookmark-start text:name="_Toc4755074081"/><text:bookmark-start text:name="_Toc4680860551"/><text:bookmark-start text:name="_Toc4674952471"/><text:bookmark-start text:name="_Toc4674948771"/><text:bookmark-start text:name="_Toc4674777251"/><text:bookmark-start text:name="_Toc4674739861"/><text:bookmark-end text:name="_Toc4674777231"/><text:bookmark-end text:name="_Toc4674739841"/><text:bookmark-end text:name="_Toc4755090141"/><text:bookmark-end text:name="_Toc4755074081"/><text:bookmark-end text:name="_Toc4680860551"/><text:bookmark-end text:name="_Toc4674952471"/><text:bookmark-end text:name="_Toc4674948771"/><text:bookmark-end text:name="_Toc4674777251"/><text:bookmark-end text:name="_Toc4674739861"/><text:span text:style-name="T291">Descrição:<text:s/></text:span>Este caso de uso permite o acesso do<text:s/>administrador ao sistema de gerenciamento, para manter usuários e vaga.<text:s/></text:p>
      <text:p text:style-name="Textbody"><text:span text:style-name="T292">Atores:</text:span><text:s/>Administrador</text:p>
      <text:p text:style-name="Textbody"><text:span text:style-name="T293">Pré-condições</text:span>: O administrador deve estar cadastrado no sistema.</text:p>
      <text:p text:style-name="Textbody"><text:span text:style-name="T294">Pós-condições</text:span>: Administrador logado no sistema com suas devidas permissões de acesso.</text:p>
      <text:p text:style-name="P295">Fluxo de eventos principal</text:p>
      <text:list text:style-name="LFO424">
        <text:list-item text:start-value="1">
          <text:p text:style-name="P296">O administrador acessa o sistema de a partir de um PC.</text:p>
        </text:list-item>
        <text:list-item>
          <text:p text:style-name="P297">O sistema apresenta a página inicial com o formulário de acesso com os campos: “usuário” e “senha”.</text:p>
        </text:list-item>
        <text:list-item>
          <text:p text:style-name="P298">O administrador preenche os campos “usuário”, “senha” e aciona a opção “Acessar”.<text:s/>[FS001][FS002] [SB001]</text:p>
        </text:list-item>
        <text:list-item>
          <text:p text:style-name="P299">O sistema verifica os dados do usuário, apresenta a mensagem “Login efetuado com sucesso” e cria a sessão do usuário com suas permissões de acesso a partir de seu tipo.</text:p>
        </text:list-item>
        <text:list-item>
          <text:p text:style-name="P300">O fluxo principal é finalizado.</text:p>
        </text:list-item>
      </text:list>
      <text:p text:style-name="Textbody"/>
      <text:p text:style-name="P301">[SB001] Solicitar envio de senha</text:p>
      <text:list text:style-name="LFO425" text:continue-numbering="true">
        <text:list-item>
          <text:p text:style-name="P302">O sistema aciona o caso de uso “Solicitar Senha”.</text:p>
        </text:list-item>
      </text:list>
      <text:p text:style-name="P303"><text:bookmark-start text:name="_Toc4755090151"/><text:bookmark-start text:name="_Toc4755074091"/><text:bookmark-start text:name="_Toc4680860561"/><text:bookmark-start text:name="_Toc4674952481"/><text:bookmark-start text:name="_Toc4674948781"/><text:bookmark-start text:name="_Toc4674777261"/><text:bookmark-start text:name="_Toc4674739871"/><text:bookmark-end text:name="_Toc4755090151"/><text:bookmark-end text:name="_Toc4755074091"/><text:bookmark-end text:name="_Toc4680860561"/><text:bookmark-end text:name="_Toc4674952481"/><text:bookmark-end text:name="_Toc4674948781"/><text:bookmark-end text:name="_Toc4674777261"/><text:bookmark-end text:name="_Toc4674739871"/></text:p>
      <text:p text:style-name="Textbody"><text:span text:style-name="T304">Fluxos secundários</text:span><text:s/><text:span text:style-name="T305">(alternativos e de exceção)</text:span></text:p>
      <text:p text:style-name="Textbody"> <text:span text:style-name="T306">[FS001]<text:s/></text:span> <text:span text:style-name="T307">&lt;nome do campo&gt; não  foi preenchido. Por favor, indique um valor.</text:span></text:p>
      <text:list text:style-name="LFO429" text:continue-numbering="true">
        <text:list-item>
          <text:p text:style-name="P308">Caso o usuário não indique um valor para o(s) campo(s) obrigatórios “Usuário” e<text:s/>“Senha”, o sistema apresenta esta mensagem de alerta.</text:p>
        </text:list-item>
        <text:list-item>
          <text:p text:style-name="P309"><text:span text:style-name="T310">O usuário indica um valor para o campo em questão.</text:span></text:p>
        </text:list-item>
      </text:list>
      <text:p text:style-name="Textbody"/>
      <text:p text:style-name="Textbody"><text:bookmark-start text:name="_Toc4674952491"/><text:bookmark-start text:name="_Toc4674948791"/><text:bookmark-end text:name="_Toc4674952491"/><text:bookmark-end text:name="_Toc4674948791"/> <text:span text:style-name="T311">[FS002] Usuário e/ou Senha inválido(s).</text:span></text:p>
      <text:list text:style-name="LFO430" text:continue-numbering="true">
        <text:list-item>
          <text:p text:style-name="P312">Caso o sistema verifique que o usuário e/ou senha informados são inválidos ou o usuário informado não está cadastrado no sistema, o sistema apresenta a mensagem: “Usuário e/ou Senha inválido(s)”.</text:p>
        </text:list-item>
        <text:list-item>
          <text:p text:style-name="P313"><text:span text:style-name="T314">O usuário indica um valor válido para o campo em questão.</text:span></text:p>
        </text:list-item>
      </text:list>
      <text:p text:style-name="P315"/>
      <text:p text:style-name="P316"/>
      <text:h text:style-name="Título2" text:outline-level="2">UC Acessar Sistema WEB</text:h>
      <text:p text:style-name="HorizontalLine"/>
      <text:p text:style-name="Textbody"><text:span text:style-name="T317">Descrição:<text:s/></text:span>Este caso de uso permite o acesso do usuário, através de uma plataforma WEB, há quantidade de vagas disponíveis no estacionamento da UFBA.</text:p>
      <text:p text:style-name="Textbody"><text:span text:style-name="T318">Atores:<text:s/></text:span>Usuário WEB.</text:p>
      <text:p text:style-name="Textbody"><text:span text:style-name="T319">Pré-condições</text:span>: O ator deve possuir perfil de leitor e estar logado no sistema.</text:p>
      <text:p text:style-name="Textbody"><text:span text:style-name="T320">Pós-condições</text:span>: Pedido cadastrado no sistema e notificação de compra e venda enviados para o<text:s/>leitor e livreiro.</text:p>
      <text:p text:style-name="P321"><text:bookmark-start text:name="_Toc475509014"/><text:bookmark-start text:name="_Toc475507408"/><text:bookmark-start text:name="_Toc468086055"/><text:bookmark-start text:name="_Toc467495247"/><text:bookmark-start text:name="_Toc467494877"/><text:bookmark-start text:name="_Toc467477725"/><text:bookmark-start text:name="_Toc467473986"/><text:bookmark-end text:name="_Toc475509014"/><text:bookmark-end text:name="_Toc475507408"/><text:bookmark-end text:name="_Toc468086055"/><text:bookmark-end text:name="_Toc467495247"/><text:bookmark-end text:name="_Toc467494877"/><text:bookmark-end text:name="_Toc467477725"/><text:bookmark-end text:name="_Toc467473986"/>Fluxo de eventos principal</text:p>
      <text:list text:style-name="LFO424">
        <text:list-item text:start-value="1">
          <text:p text:style-name="P322">O usuário informa a url do sistema no navegador.</text:p>
        </text:list-item>
        <text:list-item>
          <text:p text:style-name="P323">O sistema apresenta a página inicial com o campo “Campus” e aciona a opção “Visualizar”.<text:s/></text:p>
        </text:list-item>
        <text:list-item>
          <text:p text:style-name="P324">O sistema verifica a opção do campus escolhida pelo usuário web, e<text:s/>apresenta o mapa de quantas vagas estão disponíveis nesse campus.<text:s/></text:p>
        </text:list-item>
        <text:list-item>
          <text:p text:style-name="P325">O fluxo principal é finalizado.</text:p>
        </text:list-item>
      </text:list>
      <text:p text:style-name="Textbody"/>
      <text:h text:style-name="Título2" text:outline-level="2">UC Manter Usuário</text:h>
      <text:p text:style-name="HorizontalLine"/>
      <text:p text:style-name="P326">Descrição:</text:p>
      <text:p text:style-name="Textbody"><text:span text:style-name="T327">Atores:<text:s/></text:span>Administrador.</text:p>
      <text:p text:style-name="Textbody"><text:span text:style-name="T328">Pré-condições</text:span>: O administrador deve estar logado no sistema.</text:p>
      <text:p text:style-name="Textbody"><text:span text:style-name="T329">Pós-condições</text:span>: Usuário registrado no<text:s/>sistema.</text:p>
      <text:p text:style-name="P330">Fluxo de eventos principal</text:p>
      <text:list text:style-name="LFO432">
        <text:list-item text:start-value="1">
          <text:p text:style-name="P331">O sistema apresenta a página inicial com um resumo de quantas vagas estão ocupadas e disponíveis.<text:s/></text:p>
        </text:list-item>
        <text:list-item>
          <text:p text:style-name="P332">O administrador aciona a opção “Usuários”.</text:p>
        </text:list-item>
        <text:list-item>
          <text:p text:style-name="P333">O sistema apresenta a lista de usuários cadastrados com as informações: nome completo, cpf, matriculo ou código de acesso, curso/cargo e a opção “Cadastrar Usuário”. [SB001] [SB002] [SB003] [FS002].</text:p>
        </text:list-item>
        <text:list-item>
          <text:p text:style-name="P334">O usuário aciona a opção “Cadastrar Usuário”.</text:p>
        </text:list-item>
        <text:list-item>
          <text:p text:style-name="P335">O sistema apresenta os campos: Nome completo, CPF, Matrícula/Código de acesso, Curso/Cargo, Senha, Opções (Portador de deficiência, estudante, funcionário, professor) [SB004].</text:p>
        </text:list-item>
        <text:list-item>
          <text:p text:style-name="P336"><text:s/>O administrador preenche todos os campos (todos os campos são obrigatórios) e aciona a opção “Confirmar”. [FS001]</text:p>
        </text:list-item>
        <text:list-item>
          <text:p text:style-name="P337">O sistema grava os dados, e apresenta a mensagem “Usuário cadastrado com sucesso” e atualiza a lista de usuário no Banco de Dados.</text:p>
        </text:list-item>
        <text:list-item>
          <text:p text:style-name="P338">O fluxo principal é finalizado.</text:p>
        </text:list-item>
      </text:list>
      <text:p text:style-name="P339"/>
      <text:p text:style-name="P340">[SB001] Alterar Usuário</text:p>
      <text:list text:style-name="LFO434" text:continue-numbering="true">
        <text:list-item>
          <text:list>
            <text:list-item>
              <text:p text:style-name="P341">O<text:s/>administrador seleciona um usuário<text:s/>e aciona a opção “Alterar”.</text:p>
            </text:list-item>
            <text:list-item>
              <text:p text:style-name="P342">O sistema apresenta os campos para alteração com os dados cadastrados para<text:s/>o usuário<text:s/>selecionado<text:s/>Nome completo, CPF, Matrícula/Código de acesso, Curso/Cargo, Senha, Opções (Portador de deficiência, estudante, funcionário, professor)<text:s/>e a opção “Gravar”.</text:p>
            </text:list-item>
            <text:list-item>
              <text:p text:style-name="P343">O usuário altera os campos desejados e aciona a opção “Gravar”. [FS001]</text:p>
            </text:list-item>
            <text:list-item>
              <text:p text:style-name="P344">O sistema altera os dados do usuário, apresenta a<text:s/>mensagem “Dados<text:s/>do usuário<text:s/>alterados com sucesso!” e apresenta a lista de<text:s/>usuários<text:s/>do<text:s/>sistema<text:s/>atualizada.</text:p>
            </text:list-item>
            <text:list-item>
              <text:p text:style-name="P345">O subfluxo é finalizado.</text:p>
            </text:list-item>
          </text:list>
        </text:list-item>
      </text:list>
      <text:p text:style-name="P346"/>
      <text:p text:style-name="Textbody"><text:span text:style-name="T347">[SB002] Excluir<text:s/></text:span><text:span text:style-name="T348">Usuário</text:span></text:p>
      <text:list text:style-name="LFO435">
        <text:list-item text:start-value="1">
          <text:p text:style-name="P349">O administrador seleciona um usuário desejado e aciona a opção “Excluir”.</text:p>
        </text:list-item>
      </text:list>
      <text:list text:style-name="LFO435" text:continue-numbering="true">
        <text:list-item>
          <text:p text:style-name="P350">O sistema solicita a confirmação da exclusão.</text:p>
        </text:list-item>
        <text:list-item>
          <text:p text:style-name="P351">O<text:s/>administrador<text:s/>aciona a opção para confirmar a exclusão do<text:s/>usuário.</text:p>
        </text:list-item>
        <text:list-item>
          <text:p text:style-name="P352">O sistema excluir o<text:s/>usuário<text:s/>selecionado do<text:s/>sistema<text:s/>e apresenta a mensagem “usuário<text:s/>excluído do<text:s/>sistema<text:s/>com sucesso”.</text:p>
        </text:list-item>
        <text:list-item>
          <text:p text:style-name="P353">O subfluxo é finalizado.</text:p>
        </text:list-item>
      </text:list>
      <text:p text:style-name="P354"/>
      <text:p text:style-name="P355">[SB003]<text:s/>Histórico do Usuário</text:p>
      <text:p text:style-name="P356">1.<text:tab/>O administrador seleciona um usuário desejado e aciona a opção “Histórico”.</text:p>
      <text:p text:style-name="P357">2.<text:tab/>O sistema solicita a confirmação<text:s/>do histórico para o usuário selecionado.</text:p>
      <text:p text:style-name="P358">3.<text:tab/>O administrador aciona a opção para confirmar a<text:s/>visualização do histórico<text:s/>do usuário.</text:p>
      <text:p text:style-name="P359">4.<text:tab/>O sistema<text:s/>emite o histórico para<text:s/>o usuário selecionado e apresenta a mensagem “Histórico criado<text:s/>com sucesso”.</text:p>
      <text:p text:style-name="P360">5.<text:tab/>O subfluxo é finalizado.</text:p>
      <text:p text:style-name="P361"/>
      <text:p text:style-name="P362"/>
      <text:p text:style-name="P363">[SB004] Cancelar</text:p>
      <text:list text:style-name="LFO437" text:continue-numbering="true">
        <text:list-item>
          <text:list>
            <text:list-item>
              <text:p text:style-name="P364">Caso o usuário opte por abortar o cadastramento<text:s/>do usuário, ele deve clicar a opção para cancelar esta operação.</text:p>
            </text:list-item>
            <text:list-item>
              <text:p text:style-name="P365">O sistema aborta esta operação e volta fluxo principal, passo 2.</text:p>
            </text:list-item>
          </text:list>
        </text:list-item>
      </text:list>
      <text:p text:style-name="P366"/>
      <text:p text:style-name="Textbody"><text:bookmark-start text:name="_Toc475509015111221"/><text:bookmark-start text:name="_Toc475507409111221"/><text:bookmark-start text:name="_Toc468086056111221"/><text:bookmark-start text:name="_Toc467495248111221"/><text:bookmark-start text:name="_Toc467494878111221"/><text:bookmark-start text:name="_Toc467477726111221"/><text:bookmark-start text:name="_Toc467473987111221"/><text:bookmark-end text:name="_Toc475509015111221"/><text:bookmark-end text:name="_Toc475507409111221"/><text:bookmark-end text:name="_Toc468086056111221"/><text:bookmark-end text:name="_Toc467495248111221"/><text:bookmark-end text:name="_Toc467494878111221"/><text:bookmark-end text:name="_Toc467477726111221"/><text:bookmark-end text:name="_Toc467473987111221"/><text:span text:style-name="T367">Fluxos secundários</text:span><text:s/><text:span text:style-name="T368">(alternativos</text:span><text:span text:style-name="T369"><text:s/>e de exceção)</text:span></text:p>
      <text:p text:style-name="Textbody"><text:bookmark-start text:name="_Toc467495249111221"/><text:bookmark-start text:name="_Toc467494879111221"/><text:bookmark-end text:name="_Toc467495249111221"/><text:bookmark-end text:name="_Toc467494879111221"/> <text:span text:style-name="T370">[FS001]<text:s/></text:span> <text:span text:style-name="T371">&lt;nome do campo&gt; não  foi preenchido. Por favor, indique um valor.</text:span></text:p>
      <text:list text:style-name="LFO438" text:continue-numbering="true">
        <text:list-item>
          <text:p text:style-name="P372">Caso o usuário não indique um valor para o(s) campo(s) obrigatório, o sistema apresenta esta mensagem de alerta.</text:p>
        </text:list-item>
        <text:list-item>
          <text:p text:style-name="P373">O<text:span text:style-name="T374"><text:s/></text:span>usuário indica um valor para o campo em questão.</text:p>
        </text:list-item>
      </text:list>
      <text:p text:style-name="Standard"><text:span text:style-name="T375">[</text:span><text:span text:style-name="T376">FS002]<text:s/></text:span> <text:span text:style-name="T377">Nenhum</text:span><text:span text:style-name="T378"><text:s/></text:span><text:span text:style-name="T379">usuário</text:span><text:span text:style-name="T380"><text:s/>cadastrad</text:span><text:span text:style-name="T381">o no sistema</text:span><text:span text:style-name="T382">.</text:span></text:p>
      <text:list text:style-name="LFO439" text:continue-numbering="true">
        <text:list-item>
          <text:p text:style-name="P383">O sistema verifica que não existem obras cadastradas até o momento e apresenta a mensagem: “Nenhuma obra cadastrada no acervo” e aguarda ação do usuário.</text:p>
        </text:list-item>
      </text:list>
      <text:p text:style-name="Textbody"/>
      <text:h text:style-name="Título2" text:outline-level="2">UC Manter Vaga</text:h>
      <text:p text:style-name="HorizontalLine"/>
      <text:p text:style-name="P384">Descrição:</text:p>
      <text:p text:style-name="Textbody"><text:span text:style-name="T385">Atores:<text:s/></text:span>Administrador.</text:p>
      <text:p text:style-name="Textbody"><text:span text:style-name="T386">Pré-condições</text:span>: O administrador deve estar logado no sistema.</text:p>
      <text:p text:style-name="Textbody"><text:span text:style-name="T387">Pós-condições</text:span>: Vaga registrada no sistema.</text:p>
      <text:p text:style-name="P388">Fluxo de eventos principal</text:p>
      <text:p text:style-name="P389">1. O sistema apresenta a página inicial com um resumo<text:s/>do sistema e as seguintes opções para serem escolhidas: vagas, usuários, minha conta, sair.</text:p>
      <text:p text:style-name="P390">2. O administrador aciona a opção “Vagas”.</text:p>
      <text:p text:style-name="Textbody"/>
      <text:p text:style-name="Textbody"/>
      <text:h text:style-name="Título2" text:outline-level="2">UC Visualização de Histórico</text:h>
      <text:p text:style-name="HorizontalLine"/>
      <text:p text:style-name="P391">Descrição:</text:p>
      <text:p text:style-name="Textbody"><text:span text:style-name="T392">Atores:<text:s/></text:span>Administrador.</text:p>
      <text:p text:style-name="Textbody"><text:span text:style-name="T393">Pré-condições</text:span>: O administrador deve estar logado no sistema.</text:p>
      <text:p text:style-name="Textbody"><text:span text:style-name="T394">Pós-condições</text:span>: Arquivo do formato PDF gerado pelo sistema com as informações de histórico.</text:p>
      <text:p text:style-name="P395">Fluxo de eventos principal</text:p>
      <text:p text:style-name="P396">1. O sistema apresenta a página inicial com um resumo do sistema e as seguintes opções para serem escolhidas: vagas, usuários,<text:s/>históricos,<text:s/>minha conta, sair.</text:p>
      <text:p text:style-name="P397">2. O administrador aciona a opção “Históricos”.</text:p>
      <text:p text:style-name="P398">3. O sistema apresenta<text:s/>duas opções de histórico, “Histórico por Vaga” ou “Histórico por Usuário”.<text:s/>[SB001] [SB002]<text:s/>[FS002].</text:p>
      <text:p text:style-name="P399">4. O usuário aciona a opção<text:s/>desejada.</text:p>
      <text:p text:style-name="P400">5. O fluxo principal é finalizado.</text:p>
      <text:p text:style-name="P401"/>
      <text:p text:style-name="P402">[SB001]<text:s/>Histórico por Vaga</text:p>
      <text:list text:style-name="LFO440" text:continue-numbering="true">
        <text:list-item>
          <text:p text:style-name="P403">O administrador seleciona aciona a opção “Histórico por Vaga”.[FS003]</text:p>
        </text:list-item>
        <text:list-item>
          <text:p text:style-name="P404">O subfluxo é finalizado.</text:p>
        </text:list-item>
      </text:list>
      <text:p text:style-name="Textbody"/>
      <text:p text:style-name="Textbody"><text:span text:style-name="T405">[SB002]<text:s/></text:span><text:span text:style-name="T406">Histórico por Usuário</text:span></text:p>
      <text:list text:style-name="LFO441" text:continue-numbering="true">
        <text:list-item>
          <text:p text:style-name="P407">O administrador seleciona aciona a opção “Histórico por<text:s/>usuário”.[FS002]</text:p>
        </text:list-item>
        <text:list-item>
          <text:p text:style-name="P408">O subfluxo é finalizado.</text:p>
        </text:list-item>
      </text:list>
      <text:p text:style-name="P409"/>
      <text:p text:style-name="P410">[SB004] Cancelar</text:p>
      <text:list text:style-name="LFO442" text:continue-numbering="true">
        <text:list-item>
          <text:p text:style-name="P411">Caso o usuário opte por abortar o cadastramento do usuário, ele deve clicar a opção para cancelar esta operação.</text:p>
        </text:list-item>
        <text:list-item>
          <text:p text:style-name="P412">O sistema aborta esta operação e volta para a página inicial da área administrativa.</text:p>
        </text:list-item>
      </text:list>
      <text:p text:style-name="P413"/>
      <text:p text:style-name="Textbody"><text:span text:style-name="T414">Fluxos secundários</text:span><text:s/><text:span text:style-name="T415">(alternativos e de exceção)</text:span></text:p>
      <text:p text:style-name="Textbody"> <text:span text:style-name="T416">[FS001]<text:s/></text:span> <text:span text:style-name="T417">&lt;nome do campo&gt; não  foi preenchido. Por favor, indique um valor.</text:span></text:p>
      <text:list text:style-name="LFO438" text:continue-numbering="true">
        <text:list-item>
          <text:p text:style-name="P418">Caso o usuário não indique um valor para o(s) campo(s) obrigatório, o sistema apresenta esta mensagem de alerta.</text:p>
        </text:list-item>
        <text:list-item>
          <text:p text:style-name="P419">O<text:span text:style-name="T420"><text:s/></text:span>usuário indica um valor para o campo em questão.</text:p>
        </text:list-item>
      </text:list>
      <text:p text:style-name="P421"/>
      <text:p text:style-name="Standard"><text:span text:style-name="T422">[FS002] Nenhum usuário cadastrado no sistema.</text:span></text:p>
      <text:list text:style-name="LFO439" text:continue-numbering="true">
        <text:list-item>
          <text:p text:style-name="P423">O sistema verifica que não existem obras cadastradas até o momento e apresenta a mensagem: “Nenhum<text:s/>usuário<text:s/>cadastrado<text:s/>no<text:s/>sistema” e aguarda ação do usuário.</text:p>
        </text:list-item>
      </text:list>
      <text:p text:style-name="Textbody"/>
      <text:p text:style-name="Standard"><text:span text:style-name="T424">[FS003]</text:span> <text:span text:style-name="T425">Nenhum</text:span><text:span text:style-name="T426">a</text:span><text:span text:style-name="T427"><text:s/>vaga cadastrada no sistema.</text:span></text:p>
      <text:list text:style-name="LFO443" text:continue-numbering="true">
        <text:list-item>
          <text:p text:style-name="P428">O sistema verifica que não existem vagas cadastradas até o momento e apresenta a mensagem: “Nenhuma vaga cadastrada no acervo” e aguarda ação do usuário.</text:p>
        </text:list-item>
      </text:list>
      <text:p text:style-name="P429"/>
      <text:h text:style-name="Título1" text:outline-level="1">Referências</text:h>
      <text:p text:style-name="Textbody"><text:bookmark-start text:name="_Ref118175360"/><text:bookmark-end text:name="_Ref118175360"/>[1]    Documento de Requisitos de Software;<text:s/>Smart Parking</text:p>
      <text:p text:style-name="Textbody"/>
      <text:p text:style-name="P4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/>
      </style:paragraph-properties>
      <style:text-properties style:font-name="Verdana"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SC_Comentario_Template" style:display-name="PSC_Comentario_Template" style:family="paragraph" style:parent-style-name="Standard">
      <style:text-properties fo:font-style="italic" style:font-style-asian="italic" fo:hyphenate="false"/>
    </style:style>
    <style:style style:name="PSC_Legenda" style:display-name="PSC_Legenda" style:family="paragraph" style:parent-style-name="Standard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Standard" style:list-style-name="WW8Num67">
      <style:text-properties fo:hyphenate="false"/>
    </style:style>
    <style:style style:name="PSC_Tabela_Cabecalho" style:display-name="PSC_Tabela_Cabecalho" style:family="paragraph" style:parent-style-name="Standard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widows="2" fo:orphans="2" fo:text-align="center" fo:text-indent="-0.3798in"/>
      <style:text-properties style:font-name="Verdana" style:font-name-asian="Arial" style:font-name-complex="Times New Roman" fo:font-weight="bold" style:font-weight-asian="bold" fo:font-size="14pt" style:font-size-asian="14pt" style:font-size-complex="10pt" fo:hyphenate="false"/>
    </style:style>
    <style:style style:name="titulo_capa_projeto" style:display-name="titulo_capa_projeto" style:family="paragraph" style:parent-style-name="Standard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widows="2" fo:orphans="2" fo:text-align="center" fo:text-indent="-0.3798in"/>
      <style:text-properties style:font-name="Verdana" style:font-name-asian="Arial" style:font-name-complex="Times New Roman" fo:font-size="11pt" style:font-size-asian="11pt" style:font-size-complex="10pt" fo:hyphenate="false"/>
    </style:style>
    <style:style style:name="PSC_Requisito" style:display-name="PSC_Requisito" style:family="paragraph" style:parent-style-name="Standard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Standard">
      <style:text-properties style:font-name="Verdana" fo:font-weight="bold" style:font-weight-asian="bold" style:font-weight-complex="bold" fo:font-size="10pt" style:font-size-asian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4z0" style:display-name="WW8Num34z0" style:family="text">
      <style:text-properties fo:font-weight="normal" style:font-weight-asian="normal" fo:font-style="normal" style:font-style-asian="normal"/>
    </style:style>
    <style:style style:name="WW8Num73z0" style:display-name="WW8Num73z0" style:family="text">
      <style:text-properties fo:font-weight="normal" style:font-weight-asian="normal" fo:font-style="normal" style:font-style-asian="normal"/>
    </style:style>
    <style:style style:name="WW8Num85z0" style:display-name="WW8Num85z0" style:family="text">
      <style:text-properties fo:font-weight="normal" style:font-weight-asian="normal" fo:font-style="normal" style:font-style-asian="normal"/>
    </style:style>
    <style:style style:name="WW8Num273z0" style:display-name="WW8Num273z0" style:family="text">
      <style:text-properties style:font-name="Symbol"/>
    </style:style>
    <style:style style:name="WW8Num273z1" style:display-name="WW8Num273z1" style:family="text">
      <style:text-properties style:font-name="Courier New" style:font-name-complex="Courier New"/>
    </style:style>
    <style:style style:name="WW8Num273z2" style:display-name="WW8Num273z2" style:family="text">
      <style:text-properties style:font-name="Wingdings"/>
    </style:style>
    <style:style style:name="WW8Num328z0" style:display-name="WW8Num328z0" style:family="text">
      <style:text-properties style:font-name="Symbol"/>
    </style:style>
    <style:style style:name="WW8Num328z1" style:display-name="WW8Num328z1" style:family="text">
      <style:text-properties style:font-name="Courier New" style:font-name-complex="Courier New"/>
    </style:style>
    <style:style style:name="WW8Num328z2" style:display-name="WW8Num328z2" style:family="text">
      <style:text-properties style:font-name="Wingdings"/>
    </style:style>
    <style:style style:name="WW8Num340z0" style:display-name="WW8Num340z0" style:family="text">
      <style:text-properties style:font-name="Symbol"/>
    </style:style>
    <style:style style:name="WW8Num340z1" style:display-name="WW8Num340z1" style:family="text">
      <style:text-properties style:font-name="Courier New" style:font-name-complex="Courier New"/>
    </style:style>
    <style:style style:name="WW8Num340z2" style:display-name="WW8Num340z2" style:family="text">
      <style:text-properties style:font-name="Wingdings"/>
    </style:style>
    <style:style style:name="WW8Num387z0" style:display-name="WW8Num387z0" style:family="text">
      <style:text-properties style:font-name="Symbol"/>
    </style:style>
    <style:style style:name="WW8Num387z1" style:display-name="WW8Num387z1" style:family="text">
      <style:text-properties style:font-name="Courier New"/>
    </style:style>
    <style:style style:name="WW8Num387z2" style:display-name="WW8Num387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EndnoteSymbol" style:display-name="Endnote Symbol" style:family="text" style:parent-style-name="Fonteparág.padrão">
      <style:text-properties style:text-position="super 66.6%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S" style:display-name="INS" style:family="text"/>
    <style:style style:name="EstiloCentralizado" style:display-name="Estilo Centralizado" style:family="paragraph" style:parent-style-name="Normal">
      <style:paragraph-properties fo:widows="2" fo:orphans="2" fo:text-align="center" style:vertical-align="auto" fo:margin-top="0.0833in" fo:margin-bottom="0.0833in"/>
      <style:text-properties style:font-name-asian="Times New Roman" style:font-name-complex="Times New Roman" style:letter-kerning="false" fo:font-size="11pt" style:font-size-asian="11pt" style:font-size-complex="10pt" fo:hyphenate="true"/>
    </style:style>
    <style:style style:name="PSC-TituloCentral" style:display-name="PSC - Titulo Central" style:family="paragraph" style:parent-style-name="Normal" style:auto-update="true">
      <style:paragraph-properties fo:widows="2" fo:orphans="2" fo:break-before="page" fo:text-align="center" style:vertical-align="auto" fo:margin-top="0.25in" fo:margin-bottom="0.25in"/>
      <style:text-properties style:font-name="Times" style:font-name-asian="Times New Roman" style:font-name-complex="Times New Roman" fo:font-weight="bold" style:font-weight-asian="bold" fo:text-transform="uppercase" style:letter-kerning="false" style:font-size-complex="10pt" fo:hyphenate="true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7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LVL1" style:family="text">
      <style:text-properties fo:font-weight="normal" style:font-weight-asian="normal" fo:font-style="normal" style:font-style-asian="normal"/>
    </style:style>
    <text:list-style style:name="WW8Num34" style:display-name="WW8Num34">
      <text:list-level-style-number text:level="1" text:style-name="WW_CharLFO39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3" style:display-name="WW8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5" style:display-name="WW8Num4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7" style:display-name="WW8Num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8" style:display-name="WW8Num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9" style:display-name="WW8Num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0" style:display-name="WW8Num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1" style:display-name="WW8Num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2" style:display-name="WW8Num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3" style:display-name="WW8Num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4" style:display-name="WW8Num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5" style:display-name="WW8Num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6" style:display-name="WW8Num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7" style:display-name="WW8Num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8" style:display-name="WW8Num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9" style:display-name="WW8Num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0" style:display-name="WW8Num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1" style:display-name="WW8Num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2" style:display-name="WW8Num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3" style:display-name="WW8Num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4" style:display-name="WW8Num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5" style:display-name="WW8Num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6" style:display-name="WW8Num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7" style:display-name="WW8Num67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8" style:display-name="WW8Num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9" style:display-name="WW8Num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0" style:display-name="WW8Num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1" style:display-name="WW8Num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2" style:display-name="WW8Num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8LVL1" style:family="text">
      <style:text-properties fo:font-weight="normal" style:font-weight-asian="normal" fo:font-style="normal" style:font-style-asian="normal"/>
    </style:style>
    <text:list-style style:name="WW8Num73" style:display-name="WW8Num73">
      <text:list-level-style-number text:level="1" text:style-name="WW_CharLFO78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4" style:display-name="WW8Num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5" style:display-name="WW8Num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6" style:display-name="WW8Num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7" style:display-name="WW8Num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8" style:display-name="WW8Num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9" style:display-name="WW8Num79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0" style:display-name="WW8Num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1" style:display-name="WW8Num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2" style:display-name="WW8Num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3" style:display-name="WW8Num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4" style:display-name="WW8Num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0LVL1" style:family="text">
      <style:text-properties fo:font-weight="normal" style:font-weight-asian="normal" fo:font-style="normal" style:font-style-asian="normal"/>
    </style:style>
    <text:list-style style:name="WW8Num85" style:display-name="WW8Num85">
      <text:list-level-style-number text:level="1" text:style-name="WW_CharLFO9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6" style:display-name="WW8Num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7" style:display-name="WW8Num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8" style:display-name="WW8Num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9" style:display-name="WW8Num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0" style:display-name="WW8Num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1" style:display-name="WW8Num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2" style:display-name="WW8Num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3" style:display-name="WW8Num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4" style:display-name="WW8Num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5" style:display-name="WW8Num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6" style:display-name="WW8Num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7" style:display-name="WW8Num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8" style:display-name="WW8Num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9" style:display-name="WW8Num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0" style:display-name="WW8Num1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1" style:display-name="WW8Num1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2" style:display-name="WW8Num1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3" style:display-name="WW8Num1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5" style:display-name="WW8Num1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6" style:display-name="WW8Num1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7" style:display-name="WW8Num1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8" style:display-name="WW8Num1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9" style:display-name="WW8Num1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0" style:display-name="WW8Num1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2" style:display-name="WW8Num1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3" style:display-name="WW8Num1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5" style:display-name="WW8Num1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6" style:display-name="WW8Num1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7" style:display-name="WW8Num1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8" style:display-name="WW8Num1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9" style:display-name="WW8Num1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0" style:display-name="WW8Num1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1" style:display-name="WW8Num1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2" style:display-name="WW8Num1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3" style:display-name="WW8Num1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4" style:display-name="WW8Num1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5" style:display-name="WW8Num1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6" style:display-name="WW8Num1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7" style:display-name="WW8Num1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8" style:display-name="WW8Num1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9" style:display-name="WW8Num1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0" style:display-name="WW8Num1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1" style:display-name="WW8Num1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2" style:display-name="WW8Num1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3" style:display-name="WW8Num1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4" style:display-name="WW8Num1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5" style:display-name="WW8Num1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6" style:display-name="WW8Num1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7" style:display-name="WW8Num1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8" style:display-name="WW8Num1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9" style:display-name="WW8Num1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0" style:display-name="WW8Num1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1" style:display-name="WW8Num1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2" style:display-name="WW8Num1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3" style:display-name="WW8Num1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4" style:display-name="WW8Num1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5" style:display-name="WW8Num1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6" style:display-name="WW8Num1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7" style:display-name="WW8Num1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8" style:display-name="WW8Num1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9" style:display-name="WW8Num1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0" style:display-name="WW8Num1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1" style:display-name="WW8Num1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2" style:display-name="WW8Num1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3" style:display-name="WW8Num1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4" style:display-name="WW8Num1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5" style:display-name="WW8Num1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6" style:display-name="WW8Num15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7" style:display-name="WW8Num1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8" style:display-name="WW8Num1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9" style:display-name="WW8Num1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0" style:display-name="WW8Num1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1" style:display-name="WW8Num1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2" style:display-name="WW8Num1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3" style:display-name="WW8Num1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4" style:display-name="WW8Num1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5" style:display-name="WW8Num1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6" style:display-name="WW8Num1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7" style:display-name="WW8Num1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8" style:display-name="WW8Num1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9" style:display-name="WW8Num1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0" style:display-name="WW8Num1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1" style:display-name="WW8Num1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2" style:display-name="WW8Num1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3" style:display-name="WW8Num1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4" style:display-name="WW8Num1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5" style:display-name="WW8Num1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6" style:display-name="WW8Num1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7" style:display-name="WW8Num1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8" style:display-name="WW8Num1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9" style:display-name="WW8Num1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0" style:display-name="WW8Num1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1" style:display-name="WW8Num1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2" style:display-name="WW8Num18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3" style:display-name="WW8Num1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4" style:display-name="WW8Num1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5" style:display-name="WW8Num1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6" style:display-name="WW8Num1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7" style:display-name="WW8Num1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8" style:display-name="WW8Num1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9" style:display-name="WW8Num1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0" style:display-name="WW8Num1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1" style:display-name="WW8Num1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2" style:display-name="WW8Num1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3" style:display-name="WW8Num1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4" style:display-name="WW8Num1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5" style:display-name="WW8Num1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6" style:display-name="WW8Num1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7" style:display-name="WW8Num1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8" style:display-name="WW8Num1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9" style:display-name="WW8Num1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0" style:display-name="WW8Num2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1" style:display-name="WW8Num2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2" style:display-name="WW8Num2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3" style:display-name="WW8Num2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4" style:display-name="WW8Num2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5" style:display-name="WW8Num2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6" style:display-name="WW8Num2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7" style:display-name="WW8Num2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8" style:display-name="WW8Num2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9" style:display-name="WW8Num2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0" style:display-name="WW8Num2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1" style:display-name="WW8Num2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2" style:display-name="WW8Num2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3" style:display-name="WW8Num2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4" style:display-name="WW8Num2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5" style:display-name="WW8Num2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6" style:display-name="WW8Num2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7" style:display-name="WW8Num2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8" style:display-name="WW8Num2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9" style:display-name="WW8Num2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0" style:display-name="WW8Num2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1" style:display-name="WW8Num2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2" style:display-name="WW8Num2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3" style:display-name="WW8Num2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4" style:display-name="WW8Num2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5" style:display-name="WW8Num2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6" style:display-name="WW8Num2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7" style:display-name="WW8Num2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8" style:display-name="WW8Num2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9" style:display-name="WW8Num2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0" style:display-name="WW8Num2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1" style:display-name="WW8Num2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2" style:display-name="WW8Num2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3" style:display-name="WW8Num2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4" style:display-name="WW8Num2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5" style:display-name="WW8Num2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6" style:display-name="WW8Num2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7" style:display-name="WW8Num2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8" style:display-name="WW8Num2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9" style:display-name="WW8Num2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0" style:display-name="WW8Num2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1" style:display-name="WW8Num2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2" style:display-name="WW8Num2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3" style:display-name="WW8Num2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4" style:display-name="WW8Num2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5" style:display-name="WW8Num2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6" style:display-name="WW8Num2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7" style:display-name="WW8Num2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8" style:display-name="WW8Num2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9" style:display-name="WW8Num2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0" style:display-name="WW8Num2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1" style:display-name="WW8Num25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2" style:display-name="WW8Num2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3" style:display-name="WW8Num2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4" style:display-name="WW8Num2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5" style:display-name="WW8Num2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6" style:display-name="WW8Num2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7" style:display-name="WW8Num2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8" style:display-name="WW8Num2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9" style:display-name="WW8Num2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0" style:display-name="WW8Num2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1" style:display-name="WW8Num2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2" style:display-name="WW8Num2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3" style:display-name="WW8Num2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4" style:display-name="WW8Num2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5" style:display-name="WW8Num2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6" style:display-name="WW8Num2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7" style:display-name="WW8Num2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8" style:display-name="WW8Num2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9" style:display-name="WW8Num2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0" style:display-name="WW8Num2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1" style:display-name="WW8Num2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2" style:display-name="WW8Num2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8LVL1" style:family="text">
      <style:text-properties style:font-name="Symbol"/>
    </style:style>
    <style:style style:name="WW_CharLFO278LVL2" style:family="text">
      <style:text-properties style:font-name="Courier New" style:font-name-complex="Courier New"/>
    </style:style>
    <style:style style:name="WW_CharLFO278LVL3" style:family="text">
      <style:text-properties style:font-name="Wingdings"/>
    </style:style>
    <style:style style:name="WW_CharLFO278LVL4" style:family="text">
      <style:text-properties style:font-name="Symbol"/>
    </style:style>
    <style:style style:name="WW_CharLFO278LVL5" style:family="text">
      <style:text-properties style:font-name="Courier New" style:font-name-complex="Courier New"/>
    </style:style>
    <style:style style:name="WW_CharLFO278LVL6" style:family="text">
      <style:text-properties style:font-name="Wingdings"/>
    </style:style>
    <style:style style:name="WW_CharLFO278LVL7" style:family="text">
      <style:text-properties style:font-name="Symbol"/>
    </style:style>
    <style:style style:name="WW_CharLFO278LVL8" style:family="text">
      <style:text-properties style:font-name="Courier New" style:font-name-complex="Courier New"/>
    </style:style>
    <style:style style:name="WW_CharLFO278LVL9" style:family="text">
      <style:text-properties style:font-name="Wingdings"/>
    </style:style>
    <text:list-style style:name="WW8Num273" style:display-name="WW8Num273">
      <text:list-level-style-bullet text:level="1" text:style-name="WW_CharLFO278LVL1" text:bullet-char="">
        <style:list-level-properties/>
        <style:text-properties style:font-name="Symbol"/>
      </text:list-level-style-bullet>
      <text:list-level-style-bullet text:level="2" text:style-name="WW_CharLFO278LVL2" text:bullet-char="o">
        <style:list-level-properties/>
        <style:text-properties style:font-name="Courier New"/>
      </text:list-level-style-bullet>
      <text:list-level-style-bullet text:level="3" text:style-name="WW_CharLFO278LVL3" text:bullet-char="">
        <style:list-level-properties/>
        <style:text-properties style:font-name="Wingdings"/>
      </text:list-level-style-bullet>
      <text:list-level-style-bullet text:level="4" text:style-name="WW_CharLFO278LVL4" text:bullet-char="">
        <style:list-level-properties/>
        <style:text-properties style:font-name="Symbol"/>
      </text:list-level-style-bullet>
      <text:list-level-style-bullet text:level="5" text:style-name="WW_CharLFO278LVL5" text:bullet-char="o">
        <style:list-level-properties/>
        <style:text-properties style:font-name="Courier New"/>
      </text:list-level-style-bullet>
      <text:list-level-style-bullet text:level="6" text:style-name="WW_CharLFO278LVL6" text:bullet-char="">
        <style:list-level-properties/>
        <style:text-properties style:font-name="Wingdings"/>
      </text:list-level-style-bullet>
      <text:list-level-style-bullet text:level="7" text:style-name="WW_CharLFO278LVL7" text:bullet-char="">
        <style:list-level-properties/>
        <style:text-properties style:font-name="Symbol"/>
      </text:list-level-style-bullet>
      <text:list-level-style-bullet text:level="8" text:style-name="WW_CharLFO278LVL8" text:bullet-char="o">
        <style:list-level-properties/>
        <style:text-properties style:font-name="Courier New"/>
      </text:list-level-style-bullet>
      <text:list-level-style-bullet text:level="9" text:style-name="WW_CharLFO278LVL9" text:bullet-char="">
        <style:list-level-properties/>
        <style:text-properties style:font-name="Wingdings"/>
      </text:list-level-style-bullet>
    </text:list-style>
    <text:list-style style:name="WW8Num274" style:display-name="WW8Num2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5" style:display-name="WW8Num2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6" style:display-name="WW8Num2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7" style:display-name="WW8Num2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8" style:display-name="WW8Num2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9" style:display-name="WW8Num2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0" style:display-name="WW8Num2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1" style:display-name="WW8Num2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2" style:display-name="WW8Num2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3" style:display-name="WW8Num2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4" style:display-name="WW8Num2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5" style:display-name="WW8Num28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6" style:display-name="WW8Num2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7" style:display-name="WW8Num2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8" style:display-name="WW8Num2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9" style:display-name="WW8Num2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0" style:display-name="WW8Num2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1" style:display-name="WW8Num2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2" style:display-name="WW8Num2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3" style:display-name="WW8Num2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4" style:display-name="WW8Num2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5" style:display-name="WW8Num2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6" style:display-name="WW8Num2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7" style:display-name="WW8Num2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8" style:display-name="WW8Num2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9" style:display-name="WW8Num2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0" style:display-name="WW8Num3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1" style:display-name="WW8Num3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2" style:display-name="WW8Num3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3" style:display-name="WW8Num3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4" style:display-name="WW8Num3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5" style:display-name="WW8Num3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6" style:display-name="WW8Num3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7" style:display-name="WW8Num307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8" style:display-name="WW8Num3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9" style:display-name="WW8Num3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0" style:display-name="WW8Num3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1" style:display-name="WW8Num3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2" style:display-name="WW8Num3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3" style:display-name="WW8Num3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4" style:display-name="WW8Num3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5" style:display-name="WW8Num3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6" style:display-name="WW8Num3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7" style:display-name="WW8Num3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8" style:display-name="WW8Num3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9" style:display-name="WW8Num3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0" style:display-name="WW8Num3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1" style:display-name="WW8Num3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2" style:display-name="WW8Num32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3" style:display-name="WW8Num3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4" style:display-name="WW8Num3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5" style:display-name="WW8Num3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6" style:display-name="WW8Num3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7" style:display-name="WW8Num3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3LVL1" style:family="text">
      <style:text-properties style:font-name="Symbol"/>
    </style:style>
    <style:style style:name="WW_CharLFO333LVL2" style:family="text">
      <style:text-properties style:font-name="Courier New" style:font-name-complex="Courier New"/>
    </style:style>
    <style:style style:name="WW_CharLFO333LVL3" style:family="text">
      <style:text-properties style:font-name="Wingdings"/>
    </style:style>
    <style:style style:name="WW_CharLFO333LVL4" style:family="text">
      <style:text-properties style:font-name="Symbol"/>
    </style:style>
    <style:style style:name="WW_CharLFO333LVL5" style:family="text">
      <style:text-properties style:font-name="Courier New" style:font-name-complex="Courier New"/>
    </style:style>
    <style:style style:name="WW_CharLFO333LVL6" style:family="text">
      <style:text-properties style:font-name="Wingdings"/>
    </style:style>
    <style:style style:name="WW_CharLFO333LVL7" style:family="text">
      <style:text-properties style:font-name="Symbol"/>
    </style:style>
    <style:style style:name="WW_CharLFO333LVL8" style:family="text">
      <style:text-properties style:font-name="Courier New" style:font-name-complex="Courier New"/>
    </style:style>
    <style:style style:name="WW_CharLFO333LVL9" style:family="text">
      <style:text-properties style:font-name="Wingdings"/>
    </style:style>
    <text:list-style style:name="WW8Num328" style:display-name="WW8Num328">
      <text:list-level-style-bullet text:level="1" text:style-name="WW_CharLFO333LVL1" text:bullet-char="">
        <style:list-level-properties/>
        <style:text-properties style:font-name="Symbol"/>
      </text:list-level-style-bullet>
      <text:list-level-style-bullet text:level="2" text:style-name="WW_CharLFO333LVL2" text:bullet-char="o">
        <style:list-level-properties/>
        <style:text-properties style:font-name="Courier New"/>
      </text:list-level-style-bullet>
      <text:list-level-style-bullet text:level="3" text:style-name="WW_CharLFO333LVL3" text:bullet-char="">
        <style:list-level-properties/>
        <style:text-properties style:font-name="Wingdings"/>
      </text:list-level-style-bullet>
      <text:list-level-style-bullet text:level="4" text:style-name="WW_CharLFO333LVL4" text:bullet-char="">
        <style:list-level-properties/>
        <style:text-properties style:font-name="Symbol"/>
      </text:list-level-style-bullet>
      <text:list-level-style-bullet text:level="5" text:style-name="WW_CharLFO333LVL5" text:bullet-char="o">
        <style:list-level-properties/>
        <style:text-properties style:font-name="Courier New"/>
      </text:list-level-style-bullet>
      <text:list-level-style-bullet text:level="6" text:style-name="WW_CharLFO333LVL6" text:bullet-char="">
        <style:list-level-properties/>
        <style:text-properties style:font-name="Wingdings"/>
      </text:list-level-style-bullet>
      <text:list-level-style-bullet text:level="7" text:style-name="WW_CharLFO333LVL7" text:bullet-char="">
        <style:list-level-properties/>
        <style:text-properties style:font-name="Symbol"/>
      </text:list-level-style-bullet>
      <text:list-level-style-bullet text:level="8" text:style-name="WW_CharLFO333LVL8" text:bullet-char="o">
        <style:list-level-properties/>
        <style:text-properties style:font-name="Courier New"/>
      </text:list-level-style-bullet>
      <text:list-level-style-bullet text:level="9" text:style-name="WW_CharLFO333LVL9" text:bullet-char="">
        <style:list-level-properties/>
        <style:text-properties style:font-name="Wingdings"/>
      </text:list-level-style-bullet>
    </text:list-style>
    <text:list-style style:name="WW8Num329" style:display-name="WW8Num3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0" style:display-name="WW8Num3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1" style:display-name="WW8Num3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2" style:display-name="WW8Num3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3" style:display-name="WW8Num3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4" style:display-name="WW8Num3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5" style:display-name="WW8Num33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6" style:display-name="WW8Num33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7" style:display-name="WW8Num3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8" style:display-name="WW8Num3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9" style:display-name="WW8Num3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5LVL1" style:family="text">
      <style:text-properties style:font-name="Symbol"/>
    </style:style>
    <style:style style:name="WW_CharLFO345LVL2" style:family="text">
      <style:text-properties style:font-name="Courier New" style:font-name-complex="Courier New"/>
    </style:style>
    <style:style style:name="WW_CharLFO345LVL3" style:family="text">
      <style:text-properties style:font-name="Wingdings"/>
    </style:style>
    <style:style style:name="WW_CharLFO345LVL4" style:family="text">
      <style:text-properties style:font-name="Symbol"/>
    </style:style>
    <style:style style:name="WW_CharLFO345LVL5" style:family="text">
      <style:text-properties style:font-name="Courier New" style:font-name-complex="Courier New"/>
    </style:style>
    <style:style style:name="WW_CharLFO345LVL6" style:family="text">
      <style:text-properties style:font-name="Wingdings"/>
    </style:style>
    <style:style style:name="WW_CharLFO345LVL7" style:family="text">
      <style:text-properties style:font-name="Symbol"/>
    </style:style>
    <style:style style:name="WW_CharLFO345LVL8" style:family="text">
      <style:text-properties style:font-name="Courier New" style:font-name-complex="Courier New"/>
    </style:style>
    <style:style style:name="WW_CharLFO345LVL9" style:family="text">
      <style:text-properties style:font-name="Wingdings"/>
    </style:style>
    <text:list-style style:name="WW8Num340" style:display-name="WW8Num340">
      <text:list-level-style-bullet text:level="1" text:style-name="WW_CharLFO345LVL1" text:bullet-char="">
        <style:list-level-properties/>
        <style:text-properties style:font-name="Symbol"/>
      </text:list-level-style-bullet>
      <text:list-level-style-bullet text:level="2" text:style-name="WW_CharLFO345LVL2" text:bullet-char="o">
        <style:list-level-properties/>
        <style:text-properties style:font-name="Courier New"/>
      </text:list-level-style-bullet>
      <text:list-level-style-bullet text:level="3" text:style-name="WW_CharLFO345LVL3" text:bullet-char="">
        <style:list-level-properties/>
        <style:text-properties style:font-name="Wingdings"/>
      </text:list-level-style-bullet>
      <text:list-level-style-bullet text:level="4" text:style-name="WW_CharLFO345LVL4" text:bullet-char="">
        <style:list-level-properties/>
        <style:text-properties style:font-name="Symbol"/>
      </text:list-level-style-bullet>
      <text:list-level-style-bullet text:level="5" text:style-name="WW_CharLFO345LVL5" text:bullet-char="o">
        <style:list-level-properties/>
        <style:text-properties style:font-name="Courier New"/>
      </text:list-level-style-bullet>
      <text:list-level-style-bullet text:level="6" text:style-name="WW_CharLFO345LVL6" text:bullet-char="">
        <style:list-level-properties/>
        <style:text-properties style:font-name="Wingdings"/>
      </text:list-level-style-bullet>
      <text:list-level-style-bullet text:level="7" text:style-name="WW_CharLFO345LVL7" text:bullet-char="">
        <style:list-level-properties/>
        <style:text-properties style:font-name="Symbol"/>
      </text:list-level-style-bullet>
      <text:list-level-style-bullet text:level="8" text:style-name="WW_CharLFO345LVL8" text:bullet-char="o">
        <style:list-level-properties/>
        <style:text-properties style:font-name="Courier New"/>
      </text:list-level-style-bullet>
      <text:list-level-style-bullet text:level="9" text:style-name="WW_CharLFO345LVL9" text:bullet-char="">
        <style:list-level-properties/>
        <style:text-properties style:font-name="Wingdings"/>
      </text:list-level-style-bullet>
    </text:list-style>
    <text:list-style style:name="WW8Num341" style:display-name="WW8Num34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2" style:display-name="WW8Num3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3" style:display-name="WW8Num3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4" style:display-name="WW8Num344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5" style:display-name="WW8Num3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6" style:display-name="WW8Num3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7" style:display-name="WW8Num3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8" style:display-name="WW8Num3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9" style:display-name="WW8Num3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0" style:display-name="WW8Num3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1" style:display-name="WW8Num3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2" style:display-name="WW8Num3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3" style:display-name="WW8Num3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4" style:display-name="WW8Num3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5" style:display-name="WW8Num3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6" style:display-name="WW8Num3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7" style:display-name="WW8Num3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8" style:display-name="WW8Num3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9" style:display-name="WW8Num3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0" style:display-name="WW8Num3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1" style:display-name="WW8Num3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2" style:display-name="WW8Num3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3" style:display-name="WW8Num3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4" style:display-name="WW8Num3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5" style:display-name="WW8Num3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6" style:display-name="WW8Num3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7" style:display-name="WW8Num3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8" style:display-name="WW8Num3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9" style:display-name="WW8Num3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0" style:display-name="WW8Num3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1" style:display-name="WW8Num3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2" style:display-name="WW8Num3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3" style:display-name="WW8Num3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4" style:display-name="WW8Num3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5" style:display-name="WW8Num3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6" style:display-name="WW8Num3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7" style:display-name="WW8Num3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8" style:display-name="WW8Num3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9" style:display-name="WW8Num3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0" style:display-name="WW8Num3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1" style:display-name="WW8Num3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2" style:display-name="WW8Num3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3" style:display-name="WW8Num3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4" style:display-name="WW8Num3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5" style:display-name="WW8Num3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6" style:display-name="WW8Num3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2LVL1" style:family="text">
      <style:text-properties style:font-name="Symbol"/>
    </style:style>
    <style:style style:name="WW_CharLFO392LVL2" style:family="text">
      <style:text-properties style:font-name="Courier New"/>
    </style:style>
    <style:style style:name="WW_CharLFO392LVL3" style:family="text">
      <style:text-properties style:font-name="Wingdings"/>
    </style:style>
    <style:style style:name="WW_CharLFO392LVL4" style:family="text">
      <style:text-properties style:font-name="Symbol"/>
    </style:style>
    <style:style style:name="WW_CharLFO392LVL5" style:family="text">
      <style:text-properties style:font-name="Courier New"/>
    </style:style>
    <style:style style:name="WW_CharLFO392LVL6" style:family="text">
      <style:text-properties style:font-name="Wingdings"/>
    </style:style>
    <style:style style:name="WW_CharLFO392LVL7" style:family="text">
      <style:text-properties style:font-name="Symbol"/>
    </style:style>
    <style:style style:name="WW_CharLFO392LVL8" style:family="text">
      <style:text-properties style:font-name="Courier New"/>
    </style:style>
    <style:style style:name="WW_CharLFO392LVL9" style:family="text">
      <style:text-properties style:font-name="Wingdings"/>
    </style:style>
    <text:list-style style:name="WW8Num387" style:display-name="WW8Num387">
      <text:list-level-style-bullet text:level="1" text:style-name="WW_CharLFO392LVL1" text:bullet-char="">
        <style:list-level-properties/>
        <style:text-properties style:font-name="Symbol"/>
      </text:list-level-style-bullet>
      <text:list-level-style-bullet text:level="2" text:style-name="WW_CharLFO392LVL2" text:bullet-char="o">
        <style:list-level-properties/>
        <style:text-properties style:font-name="Courier New"/>
      </text:list-level-style-bullet>
      <text:list-level-style-bullet text:level="3" text:style-name="WW_CharLFO392LVL3" text:bullet-char="">
        <style:list-level-properties/>
        <style:text-properties style:font-name="Wingdings"/>
      </text:list-level-style-bullet>
      <text:list-level-style-bullet text:level="4" text:style-name="WW_CharLFO392LVL4" text:bullet-char="">
        <style:list-level-properties/>
        <style:text-properties style:font-name="Symbol"/>
      </text:list-level-style-bullet>
      <text:list-level-style-bullet text:level="5" text:style-name="WW_CharLFO392LVL5" text:bullet-char="o">
        <style:list-level-properties/>
        <style:text-properties style:font-name="Courier New"/>
      </text:list-level-style-bullet>
      <text:list-level-style-bullet text:level="6" text:style-name="WW_CharLFO392LVL6" text:bullet-char="">
        <style:list-level-properties/>
        <style:text-properties style:font-name="Wingdings"/>
      </text:list-level-style-bullet>
      <text:list-level-style-bullet text:level="7" text:style-name="WW_CharLFO392LVL7" text:bullet-char="">
        <style:list-level-properties/>
        <style:text-properties style:font-name="Symbol"/>
      </text:list-level-style-bullet>
      <text:list-level-style-bullet text:level="8" text:style-name="WW_CharLFO392LVL8" text:bullet-char="o">
        <style:list-level-properties/>
        <style:text-properties style:font-name="Courier New"/>
      </text:list-level-style-bullet>
      <text:list-level-style-bullet text:level="9" text:style-name="WW_CharLFO392LVL9" text:bullet-char="">
        <style:list-level-properties/>
        <style:text-properties style:font-name="Wingdings"/>
      </text:list-level-style-bullet>
    </text:list-style>
    <text:list-style style:name="WW8Num388" style:display-name="WW8Num3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9" style:display-name="WW8Num3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0" style:display-name="WW8Num3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1" style:display-name="WW8Num3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2" style:display-name="WW8Num3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3" style:display-name="WW8Num3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4" style:display-name="WW8Num3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5" style:display-name="WW8Num39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6" style:display-name="WW8Num39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7" style:display-name="WW8Num3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8" style:display-name="WW8Num3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9" style:display-name="WW8Num3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0" style:display-name="WW8Num4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1" style:display-name="WW8Num4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2" style:display-name="WW8Num4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3" style:display-name="WW8Num4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4" style:display-name="WW8Num4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5" style:display-name="WW8Num4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6" style:display-name="WW8Num4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7" style:display-name="WW8Num4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8" style:display-name="WW8Num4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9" style:display-name="WW8Num4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0" style:display-name="WW8Num4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1" style:display-name="WW8Num4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2" style:display-name="WW8Num4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3" style:display-name="WW8Num4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4" style:display-name="WW8Num4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5" style:display-name="WW8Num4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6" style:display-name="WW8Num4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7" style:display-name="WW8Num4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440LVL1" style:family="text">
      <style:text-properties style:font-name="Times" style:font-name-asian="Times New Roman" style:font-name-complex="Times New Roman"/>
    </style:style>
    <style:style style:name="WW_CharLFO441LVL1" style:family="text">
      <style:text-properties style:font-name="Times" style:font-name-asian="Times New Roman" style:font-name-complex="Times New Roman"/>
    </style:style>
    <style:style style:name="WW_CharLFO442LVL1" style:family="text">
      <style:text-properties style:font-name="Times" style:font-name-asian="Times New Roman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2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0">
      <text:list-level-style-number text:level="1" text:style-name="WW_CharLFO44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1">
      <text:list-level-style-number text:level="1" text:style-name="WW_CharLFO44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2">
      <text:list-level-style-number text:level="1" text:style-name="WW_CharLFO442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page-layout style:name="PL0">
      <style:page-layout-properties fo:page-width="8.2673in" fo:page-height="11.6923in" style:print-orientation="portrait" fo:margin-top="0.5in" fo:margin-left="1.1888in" fo:margin-bottom="0.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916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166in" style:use-optimal-column-width="false"/>
    </style:style>
    <style:style style:name="Table3" style:family="table">
      <style:table-properties style:width="6.4041in" fo:margin-left="-0.0784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Rodapé" style:family="paragraph">
      <style:paragraph-properties style:snap-to-layout-grid="false"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Verdana" fo:font-size="8pt" style:font-size-asian="8pt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onteparág.padrão" style:family="text">
      <style:text-properties style:font-name="Verdana" fo:font-size="8pt" style:font-size-asian="8pt"/>
    </style:style>
    <style:style style:name="T16" style:parent-style-name="Fonteparág.padrão" style:family="text">
      <style:text-properties style:font-name="Verdana" fo:font-size="8pt" style:font-size-asian="8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T21" style:parent-style-name="Fonteparág.padrão" style:family="text">
      <style:text-properties style:font-name="Verdana" fo:font-size="8pt" style:font-size-asian="8pt"/>
    </style:style>
    <style:style style:name="T22" style:parent-style-name="Númerodepágina" style:family="text">
      <style:text-properties style:font-name="Arial" fo:font-size="8pt" style:font-size-asian="8pt"/>
    </style:style>
    <style:style style:name="P23" style:parent-style-name="Standard" style:family="paragraph">
      <style:text-properties fo:font-size="1pt" style:font-size-asian="1pt"/>
    </style:style>
    <style:page-layout style:name="PL1">
      <style:page-layout-properties fo:page-width="8.2673in" fo:page-height="11.692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57" style:family="table">
      <style:table-properties style:width="6.3958in" fo:margin-left="-0.0486in" table:align="left"/>
    </style:style>
    <style:style style:name="TableRow60" style:family="table-row">
      <style:table-row-properties style:min-row-height="0.4826in" style:use-optimal-row-height="false"/>
    </style:style>
    <style:style style:name="TableCell6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2" style:parent-style-name="Rodapé" style:family="paragraph">
      <style:paragraph-properties style:snap-to-layout-grid="false"/>
    </style:style>
    <style:style style:name="TableCell6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bottom="0in"/>
    </style:style>
    <style:style style:name="P65" style:parent-style-name="Standard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figura11" text:anchor-type="paragraph" svg:x="0.00984in" svg:y="0.10984in" svg:width="0.5in" svg:height="0.32835in" style:rel-width="scale" style:rel-height="scale"><draw:image xlink:href="media/image1.jpg" xlink:type="simple" xlink:show="embed" xlink:actuate="onLoad"/><svg:title/><svg:desc/></draw:frame><draw:frame draw:z-index="251660288" draw:style-name="a1" draw:name="figura12" text:anchor-type="paragraph" svg:x="5.80984in" svg:y="0.09252in" svg:width="0.72362in" svg:height="0.40354in" style:rel-width="scale" style:rel-height="scale"><draw:image xlink:href="media/image2.jpg" xlink:type="simple" xlink:show="embed" xlink:actuate="onLoad"/><svg:title/><svg:desc/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P14"><text:span text:style-name="T15"><text:file-name text:fixed="false" text:display="name-and-extension">Modelo Caso de Uso - SeboVirtual - v1.2.odt</text:file-name></text:span><text:span text:style-name="T16">.doc</text:span></text:p>
            </table:table-cell>
            <table:table-cell table:style-name="TableCell17">
              <text:p text:style-name="P18"><text:span text:style-name="T19">Pág<text:s/></text:span><text:span text:style-name="T20"><text:page-number text:fixed="false">22</text:page-number></text:span><text:span text:style-name="T21">/</text:span><text:span text:style-name="T22"><text:page-count style:num-format="1">22</text:page-count></text:span></text:p>
            </table:table-cell>
          </table:table-row>
        </table:table>
        <text:p text:style-name="P23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</table:table-row>
        </table:table>
        <text:p text:style-name="Standard"/>
      </style:header>
      <style:footer>
        <text:p text:style-name="P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ecificação de Casos de Uso</dc:title>
    <meta:initial-creator>Gerência de Apoio ao Desenvolvimento</meta:initial-creator>
    <dc:creator>Gabriel</dc:creator>
    <meta:creation-date>2014-05-25T19:26:00Z</meta:creation-date>
    <dc:date>2014-05-31T00:26:00Z</dc:date>
    <meta:print-date>2005-11-22T10:16:00Z</meta:print-date>
    <meta:template xlink:href="Normal" xlink:type="simple"/>
    <meta:editing-cycles>46</meta:editing-cycles>
    <meta:editing-duration>PT95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0" meta:paragraph-count="27" meta:word-count="2140" meta:character-count="13671" meta:row-count="96" meta:non-whitespace-character-count="11558"/>
  </office:meta>
</office:document-meta>
</file>